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159.99mm" svg:height="89.99mm" svg:x="43.29mm" svg:y="1mm">
            <loext:p/>
            <draw:object draw:notify-on-update-of-ranges="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office:forms form:automatic-focus="false" form:apply-design-mode="false"/>
        <table:shapes>
          <draw:frame draw:z-index="0" draw:style-name="gr1" draw:text-style-name="P1" svg:width="239.98mm" svg:height="140.5mm" svg:x="66.88mm" svg:y="34.66mm">
            <loext:p/>
            <draw:object draw:notify-on-update-of-ranges="'2. Wybory'.A2:'2. Wybory'.A5 '2. Wybory'.B1:'2. Wybory'.B1 '2. Wybory'.B2:'2. Wybory'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office:forms form:automatic-focus="false" form:apply-design-mode="false"/>
        <table:shapes>
          <draw:frame draw:z-index="0" draw:style-name="gr1" draw:text-style-name="P1" svg:width="159.99mm" svg:height="89.99mm" svg:x="61.03mm" svg:y="370.1mm">
            <loext:p/>
            <draw:object draw:notify-on-update-of-ranges="'3. Matematyczne I'.A2:'3. Matematyczne I'.A102 '3. Matematyczne I'.B1:'3. Matematyczne I'.B1 '3. Matematyczne I'.B2:'3. Matematyczne I'.B1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office:forms form:automatic-focus="false" form:apply-design-mode="false"/>
        <table:shapes>
          <draw:frame draw:z-index="0" draw:style-name="gr1" draw:text-style-name="P1" svg:width="160.11mm" svg:height="89.96mm" svg:x="136.17mm" svg:y="58.21mm">
            <loext:p/>
            <draw:object draw:notify-on-update-of-ranges="'4. Matematyczne II'.A1:'4. Matematyczne II'.A1 '4. Matematyczne II'.A2:'4. Matematyczne II'.A146 '4. Matematyczne II'.B1:'4. Matematyczne II'.B1 '4. Matematyczne II'.B2:'4. Matematyczne II'.B146 '4. Matematyczne II'.A1:'4. Matematyczne II'.A1 '4. Matematyczne II'.A2:'4. Matematyczne II'.A146 '4. Matematyczne II'.C1:'4. Matematyczne II'.C1 '4. Matematyczne II'.C2:'4. Matematyczne II'.C146 '4. Matematyczne II'.A1:'4. Matematyczne II'.A1 '4. Matematyczne II'.A2:'4. Matematyczne II'.A146 '4. Matematyczne II'.D1:'4. Matematyczne II'.D1 '4. Matematyczne II'.D2:'4. Matematyczne II'.D14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formula="of:=SIN([.A2]*PI()/180)" office:value-type="float" office:value="2.44929359829471E-016" calcext:value-type="float">
            <text:p>2,44929359829471E-16</text:p>
          </table:table-cell>
          <table:table-cell table:style-name="ce5" table:formula="of:=SIN([.A2]*3*PI()/180)" office:value-type="float" office:value="7.34788079488412E-016" calcext:value-type="float">
            <text:p>7,34788079488412E-16</text:p>
          </table:table-cell>
          <table:table-cell table:style-name="ce5" table:formula="of:=3*SIN([.A2]*PI()/180)" office:value-type="float" office:value="7.34788079488412E-016" calcext:value-type="float">
            <text:p>7,34788079488412E-16</text:p>
          </table:table-cell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formula="of:=SIN([.A3]*PI()/180)" office:value-type="float" office:value="0.0871557427476583" calcext:value-type="float">
            <text:p>0,087155742747658</text:p>
          </table:table-cell>
          <table:table-cell table:style-name="ce5" table:formula="of:=SIN([.A3]*3*PI()/180)" office:value-type="float" office:value="0.258819045102523" calcext:value-type="float">
            <text:p>0,258819045102523</text:p>
          </table:table-cell>
          <table:table-cell table:style-name="ce5" table:formula="of:=3*SIN([.A3]*PI()/180)" office:value-type="float" office:value="0.261467228242975" calcext:value-type="float">
            <text:p>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formula="of:=SIN([.A4]*PI()/180)" office:value-type="float" office:value="0.173648177666931" calcext:value-type="float">
            <text:p>0,173648177666931</text:p>
          </table:table-cell>
          <table:table-cell table:style-name="ce5" table:formula="of:=SIN([.A4]*3*PI()/180)" office:value-type="float" office:value="0.5" calcext:value-type="float">
            <text:p>0,5</text:p>
          </table:table-cell>
          <table:table-cell table:style-name="ce5" table:formula="of:=3*SIN([.A4]*PI()/180)" office:value-type="float" office:value="0.520944533000794" calcext:value-type="float">
            <text:p>0,520944533000794</text:p>
          </table:table-cell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formula="of:=SIN([.A5]*PI()/180)" office:value-type="float" office:value="0.258819045102521" calcext:value-type="float">
            <text:p>0,258819045102521</text:p>
          </table:table-cell>
          <table:table-cell table:style-name="ce5" table:formula="of:=SIN([.A5]*3*PI()/180)" office:value-type="float" office:value="0.707106781186549" calcext:value-type="float">
            <text:p>0,707106781186549</text:p>
          </table:table-cell>
          <table:table-cell table:style-name="ce5" table:formula="of:=3*SIN([.A5]*PI()/180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formula="of:=SIN([.A6]*PI()/180)" office:value-type="float" office:value="0.342020143325669" calcext:value-type="float">
            <text:p>0,342020143325669</text:p>
          </table:table-cell>
          <table:table-cell table:style-name="ce5" table:formula="of:=SIN([.A6]*3*PI()/180)" office:value-type="float" office:value="0.866025403784438" calcext:value-type="float">
            <text:p>0,866025403784438</text:p>
          </table:table-cell>
          <table:table-cell table:style-name="ce5" table:formula="of:=3*SIN([.A6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formula="of:=SIN([.A7]*PI()/180)" office:value-type="float" office:value="0.4226182617407" calcext:value-type="float">
            <text:p>0,4226182617407</text:p>
          </table:table-cell>
          <table:table-cell table:style-name="ce5" table:formula="of:=SIN([.A7]*3*PI()/180)" office:value-type="float" office:value="0.965925826289069" calcext:value-type="float">
            <text:p>0,965925826289069</text:p>
          </table:table-cell>
          <table:table-cell table:style-name="ce5" table:formula="of:=3*SIN([.A7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formula="of:=SIN([.A8]*PI()/180)" office:value-type="float" office:value="0.5" calcext:value-type="float">
            <text:p>0,5</text:p>
          </table:table-cell>
          <table:table-cell table:style-name="ce5" table:formula="of:=SIN([.A8]*3*PI()/180)" office:value-type="float" office:value="1" calcext:value-type="float">
            <text:p>1</text:p>
          </table:table-cell>
          <table:table-cell table:style-name="ce5" table:formula="of:=3*SIN([.A8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formula="of:=SIN([.A9]*PI()/180)" office:value-type="float" office:value="0.573576436351047" calcext:value-type="float">
            <text:p>0,573576436351047</text:p>
          </table:table-cell>
          <table:table-cell table:style-name="ce5" table:formula="of:=SIN([.A9]*3*PI()/180)" office:value-type="float" office:value="0.965925826289068" calcext:value-type="float">
            <text:p>0,965925826289068</text:p>
          </table:table-cell>
          <table:table-cell table:style-name="ce5" table:formula="of:=3*SIN([.A9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formula="of:=SIN([.A10]*PI()/180)" office:value-type="float" office:value="0.64278760968654" calcext:value-type="float">
            <text:p>0,64278760968654</text:p>
          </table:table-cell>
          <table:table-cell table:style-name="ce5" table:formula="of:=SIN([.A10]*3*PI()/180)" office:value-type="float" office:value="0.866025403784438" calcext:value-type="float">
            <text:p>0,866025403784438</text:p>
          </table:table-cell>
          <table:table-cell table:style-name="ce5" table:formula="of:=3*SIN([.A10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formula="of:=SIN([.A11]*PI()/180)" office:value-type="float" office:value="0.707106781186548" calcext:value-type="float">
            <text:p>0,707106781186548</text:p>
          </table:table-cell>
          <table:table-cell table:style-name="ce5" table:formula="of:=SIN([.A11]*3*PI()/180)" office:value-type="float" office:value="0.707106781186545" calcext:value-type="float">
            <text:p>0,707106781186545</text:p>
          </table:table-cell>
          <table:table-cell table:style-name="ce5" table:formula="of:=3*SIN([.A11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formula="of:=SIN([.A12]*PI()/180)" office:value-type="float" office:value="0.766044443118978" calcext:value-type="float">
            <text:p>0,766044443118978</text:p>
          </table:table-cell>
          <table:table-cell table:style-name="ce5" table:formula="of:=SIN([.A12]*3*PI()/180)" office:value-type="float" office:value="0.499999999999999" calcext:value-type="float">
            <text:p>0,499999999999999</text:p>
          </table:table-cell>
          <table:table-cell table:style-name="ce5" table:formula="of:=3*SIN([.A12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formula="of:=SIN([.A13]*PI()/180)" office:value-type="float" office:value="0.819152044288992" calcext:value-type="float">
            <text:p>0,819152044288992</text:p>
          </table:table-cell>
          <table:table-cell table:style-name="ce5" table:formula="of:=SIN([.A13]*3*PI()/180)" office:value-type="float" office:value="0.25881904510252" calcext:value-type="float">
            <text:p>0,25881904510252</text:p>
          </table:table-cell>
          <table:table-cell table:style-name="ce5" table:formula="of:=3*SIN([.A13]*PI()/180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formula="of:=SIN([.A14]*PI()/180)" office:value-type="float" office:value="0.866025403784439" calcext:value-type="float">
            <text:p>0,866025403784439</text:p>
          </table:table-cell>
          <table:table-cell table:style-name="ce5" table:formula="of:=SIN([.A14]*3*PI()/180)" office:value-type="float" office:value="-6.12323399573677E-016" calcext:value-type="float">
            <text:p>-6,12323399573677E-16</text:p>
          </table:table-cell>
          <table:table-cell table:style-name="ce5" table:formula="of:=3*SIN([.A14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formula="of:=SIN([.A15]*PI()/180)" office:value-type="float" office:value="0.90630778703665" calcext:value-type="float">
            <text:p>0,90630778703665</text:p>
          </table:table-cell>
          <table:table-cell table:style-name="ce5" table:formula="of:=SIN([.A15]*3*PI()/180)" office:value-type="float" office:value="-0.258819045102521" calcext:value-type="float">
            <text:p>-0,258819045102521</text:p>
          </table:table-cell>
          <table:table-cell table:style-name="ce5" table:formula="of:=3*SIN([.A15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formula="of:=SIN([.A16]*PI()/180)" office:value-type="float" office:value="0.939692620785909" calcext:value-type="float">
            <text:p>0,939692620785909</text:p>
          </table:table-cell>
          <table:table-cell table:style-name="ce5" table:formula="of:=SIN([.A16]*3*PI()/180)" office:value-type="float" office:value="-0.5" calcext:value-type="float">
            <text:p>-0,5</text:p>
          </table:table-cell>
          <table:table-cell table:style-name="ce5" table:formula="of:=3*SIN([.A16]*PI()/180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formula="of:=SIN([.A17]*PI()/180)" office:value-type="float" office:value="0.965925826289068" calcext:value-type="float">
            <text:p>0,965925826289068</text:p>
          </table:table-cell>
          <table:table-cell table:style-name="ce5" table:formula="of:=SIN([.A17]*3*PI()/180)" office:value-type="float" office:value="-0.707106781186547" calcext:value-type="float">
            <text:p>-0,707106781186547</text:p>
          </table:table-cell>
          <table:table-cell table:style-name="ce5" table:formula="of:=3*SIN([.A17]*PI()/180)" office:value-type="float" office:value="2.8977774788672" calcext:value-type="float">
            <text:p>2,8977774788672</text:p>
          </table:table-cell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formula="of:=SIN([.A18]*PI()/180)" office:value-type="float" office:value="0.984807753012208" calcext:value-type="float">
            <text:p>0,984807753012208</text:p>
          </table:table-cell>
          <table:table-cell table:style-name="ce5" table:formula="of:=SIN([.A18]*3*PI()/180)" office:value-type="float" office:value="-0.866025403784438" calcext:value-type="float">
            <text:p>-0,866025403784438</text:p>
          </table:table-cell>
          <table:table-cell table:style-name="ce5" table:formula="of:=3*SIN([.A18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formula="of:=SIN([.A19]*PI()/180)" office:value-type="float" office:value="0.996194698091746" calcext:value-type="float">
            <text:p>0,996194698091746</text:p>
          </table:table-cell>
          <table:table-cell table:style-name="ce5" table:formula="of:=SIN([.A19]*3*PI()/180)" office:value-type="float" office:value="-0.965925826289068" calcext:value-type="float">
            <text:p>-0,965925826289068</text:p>
          </table:table-cell>
          <table:table-cell table:style-name="ce5" table:formula="of:=3*SIN([.A19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formula="of:=SIN([.A20]*PI()/180)" office:value-type="float" office:value="1" calcext:value-type="float">
            <text:p>1</text:p>
          </table:table-cell>
          <table:table-cell table:style-name="ce5" table:formula="of:=SIN([.A20]*3*PI()/180)" office:value-type="float" office:value="-1" calcext:value-type="float">
            <text:p>-1</text:p>
          </table:table-cell>
          <table:table-cell table:style-name="ce5" table:formula="of:=3*SIN([.A20]*PI()/180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formula="of:=SIN([.A21]*PI()/180)" office:value-type="float" office:value="0.996194698091746" calcext:value-type="float">
            <text:p>0,996194698091746</text:p>
          </table:table-cell>
          <table:table-cell table:style-name="ce5" table:formula="of:=SIN([.A21]*3*PI()/180)" office:value-type="float" office:value="-0.965925826289068" calcext:value-type="float">
            <text:p>-0,965925826289068</text:p>
          </table:table-cell>
          <table:table-cell table:style-name="ce5" table:formula="of:=3*SIN([.A21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formula="of:=SIN([.A22]*PI()/180)" office:value-type="float" office:value="0.984807753012208" calcext:value-type="float">
            <text:p>0,984807753012208</text:p>
          </table:table-cell>
          <table:table-cell table:style-name="ce5" table:formula="of:=SIN([.A22]*3*PI()/180)" office:value-type="float" office:value="-0.866025403784438" calcext:value-type="float">
            <text:p>-0,866025403784438</text:p>
          </table:table-cell>
          <table:table-cell table:style-name="ce5" table:formula="of:=3*SIN([.A22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formula="of:=SIN([.A23]*PI()/180)" office:value-type="float" office:value="0.965925826289068" calcext:value-type="float">
            <text:p>0,965925826289068</text:p>
          </table:table-cell>
          <table:table-cell table:style-name="ce5" table:formula="of:=SIN([.A23]*3*PI()/180)" office:value-type="float" office:value="-0.707106781186547" calcext:value-type="float">
            <text:p>-0,707106781186547</text:p>
          </table:table-cell>
          <table:table-cell table:style-name="ce5" table:formula="of:=3*SIN([.A23]*PI()/180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formula="of:=SIN([.A24]*PI()/180)" office:value-type="float" office:value="0.939692620785908" calcext:value-type="float">
            <text:p>0,939692620785908</text:p>
          </table:table-cell>
          <table:table-cell table:style-name="ce5" table:formula="of:=SIN([.A24]*3*PI()/180)" office:value-type="float" office:value="-0.499999999999999" calcext:value-type="float">
            <text:p>-0,499999999999999</text:p>
          </table:table-cell>
          <table:table-cell table:style-name="ce5" table:formula="of:=3*SIN([.A24]*PI()/180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formula="of:=SIN([.A25]*PI()/180)" office:value-type="float" office:value="0.90630778703665" calcext:value-type="float">
            <text:p>0,90630778703665</text:p>
          </table:table-cell>
          <table:table-cell table:style-name="ce5" table:formula="of:=SIN([.A25]*3*PI()/180)" office:value-type="float" office:value="-0.25881904510252" calcext:value-type="float">
            <text:p>-0,25881904510252</text:p>
          </table:table-cell>
          <table:table-cell table:style-name="ce5" table:formula="of:=3*SIN([.A25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formula="of:=SIN([.A26]*PI()/180)" office:value-type="float" office:value="0.866025403784438" calcext:value-type="float">
            <text:p>0,866025403784438</text:p>
          </table:table-cell>
          <table:table-cell table:style-name="ce5" table:formula="of:=SIN([.A26]*3*PI()/180)" office:value-type="float" office:value="4.89858719658941E-016" calcext:value-type="float">
            <text:p>4,89858719658941E-16</text:p>
          </table:table-cell>
          <table:table-cell table:style-name="ce5" table:formula="of:=3*SIN([.A26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formula="of:=SIN([.A27]*PI()/180)" office:value-type="float" office:value="0.819152044288992" calcext:value-type="float">
            <text:p>0,819152044288992</text:p>
          </table:table-cell>
          <table:table-cell table:style-name="ce5" table:formula="of:=SIN([.A27]*3*PI()/180)" office:value-type="float" office:value="0.258819045102521" calcext:value-type="float">
            <text:p>0,258819045102521</text:p>
          </table:table-cell>
          <table:table-cell table:style-name="ce5" table:formula="of:=3*SIN([.A27]*PI()/180)" office:value-type="float" office:value="2.45745613286697" calcext:value-type="float">
            <text:p>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formula="of:=SIN([.A28]*PI()/180)" office:value-type="float" office:value="0.766044443118978" calcext:value-type="float">
            <text:p>0,766044443118978</text:p>
          </table:table-cell>
          <table:table-cell table:style-name="ce5" table:formula="of:=SIN([.A28]*3*PI()/180)" office:value-type="float" office:value="0.5" calcext:value-type="float">
            <text:p>0,5</text:p>
          </table:table-cell>
          <table:table-cell table:style-name="ce5" table:formula="of:=3*SIN([.A28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formula="of:=SIN([.A29]*PI()/180)" office:value-type="float" office:value="0.707106781186547" calcext:value-type="float">
            <text:p>0,707106781186547</text:p>
          </table:table-cell>
          <table:table-cell table:style-name="ce5" table:formula="of:=SIN([.A29]*3*PI()/180)" office:value-type="float" office:value="0.707106781186547" calcext:value-type="float">
            <text:p>0,707106781186547</text:p>
          </table:table-cell>
          <table:table-cell table:style-name="ce5" table:formula="of:=3*SIN([.A29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formula="of:=SIN([.A30]*PI()/180)" office:value-type="float" office:value="0.642787609686539" calcext:value-type="float">
            <text:p>0,642787609686539</text:p>
          </table:table-cell>
          <table:table-cell table:style-name="ce5" table:formula="of:=SIN([.A30]*3*PI()/180)" office:value-type="float" office:value="0.866025403784439" calcext:value-type="float">
            <text:p>0,866025403784439</text:p>
          </table:table-cell>
          <table:table-cell table:style-name="ce5" table:formula="of:=3*SIN([.A30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formula="of:=SIN([.A31]*PI()/180)" office:value-type="float" office:value="0.573576436351046" calcext:value-type="float">
            <text:p>0,573576436351046</text:p>
          </table:table-cell>
          <table:table-cell table:style-name="ce5" table:formula="of:=SIN([.A31]*3*PI()/180)" office:value-type="float" office:value="0.965925826289068" calcext:value-type="float">
            <text:p>0,965925826289068</text:p>
          </table:table-cell>
          <table:table-cell table:style-name="ce5" table:formula="of:=3*SIN([.A31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formula="of:=SIN([.A32]*PI()/180)" office:value-type="float" office:value="0.5" calcext:value-type="float">
            <text:p>0,5</text:p>
          </table:table-cell>
          <table:table-cell table:style-name="ce5" table:formula="of:=SIN([.A32]*3*PI()/180)" office:value-type="float" office:value="1" calcext:value-type="float">
            <text:p>1</text:p>
          </table:table-cell>
          <table:table-cell table:style-name="ce5" table:formula="of:=3*SIN([.A32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formula="of:=SIN([.A33]*PI()/180)" office:value-type="float" office:value="0.422618261740699" calcext:value-type="float">
            <text:p>0,422618261740699</text:p>
          </table:table-cell>
          <table:table-cell table:style-name="ce5" table:formula="of:=SIN([.A33]*3*PI()/180)" office:value-type="float" office:value="0.965925826289068" calcext:value-type="float">
            <text:p>0,965925826289068</text:p>
          </table:table-cell>
          <table:table-cell table:style-name="ce5" table:formula="of:=3*SIN([.A33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formula="of:=SIN([.A34]*PI()/180)" office:value-type="float" office:value="0.342020143325669" calcext:value-type="float">
            <text:p>0,342020143325669</text:p>
          </table:table-cell>
          <table:table-cell table:style-name="ce5" table:formula="of:=SIN([.A34]*3*PI()/180)" office:value-type="float" office:value="0.866025403784439" calcext:value-type="float">
            <text:p>0,866025403784439</text:p>
          </table:table-cell>
          <table:table-cell table:style-name="ce5" table:formula="of:=3*SIN([.A34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formula="of:=SIN([.A35]*PI()/180)" office:value-type="float" office:value="0.25881904510252" calcext:value-type="float">
            <text:p>0,25881904510252</text:p>
          </table:table-cell>
          <table:table-cell table:style-name="ce5" table:formula="of:=SIN([.A35]*3*PI()/180)" office:value-type="float" office:value="0.707106781186548" calcext:value-type="float">
            <text:p>0,707106781186548</text:p>
          </table:table-cell>
          <table:table-cell table:style-name="ce5" table:formula="of:=3*SIN([.A35]*PI()/180)" office:value-type="float" office:value="0.776457135307561" calcext:value-type="float">
            <text:p>0,776457135307561</text:p>
          </table:table-cell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formula="of:=SIN([.A36]*PI()/180)" office:value-type="float" office:value="0.17364817766693" calcext:value-type="float">
            <text:p>0,17364817766693</text:p>
          </table:table-cell>
          <table:table-cell table:style-name="ce5" table:formula="of:=SIN([.A36]*3*PI()/180)" office:value-type="float" office:value="0.500000000000001" calcext:value-type="float">
            <text:p>0,500000000000001</text:p>
          </table:table-cell>
          <table:table-cell table:style-name="ce5" table:formula="of:=3*SIN([.A36]*PI()/180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formula="of:=SIN([.A37]*PI()/180)" office:value-type="float" office:value="0.0871557427476579" calcext:value-type="float">
            <text:p>0,087155742747658</text:p>
          </table:table-cell>
          <table:table-cell table:style-name="ce5" table:formula="of:=SIN([.A37]*3*PI()/180)" office:value-type="float" office:value="0.258819045102522" calcext:value-type="float">
            <text:p>0,258819045102522</text:p>
          </table:table-cell>
          <table:table-cell table:style-name="ce5" table:formula="of:=3*SIN([.A37]*PI()/180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formula="of:=SIN([.A38]*PI()/180)" office:value-type="float" office:value="-1.22464679914735E-016" calcext:value-type="float">
            <text:p>-1,22464679914735E-16</text:p>
          </table:table-cell>
          <table:table-cell table:style-name="ce5" table:formula="of:=SIN([.A38]*3*PI()/180)" office:value-type="float" office:value="-3.67394039744206E-016" calcext:value-type="float">
            <text:p>-3,67394039744206E-16</text:p>
          </table:table-cell>
          <table:table-cell table:style-name="ce5" table:formula="of:=3*SIN([.A38]*PI()/180)" office:value-type="float" office:value="-3.67394039744206E-016" calcext:value-type="float">
            <text:p>-3,67394039744206E-16</text:p>
          </table:table-cell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formula="of:=SIN([.A39]*PI()/180)" office:value-type="float" office:value="-0.0871557427476586" calcext:value-type="float">
            <text:p>-0,087155742747659</text:p>
          </table:table-cell>
          <table:table-cell table:style-name="ce5" table:formula="of:=SIN([.A39]*3*PI()/180)" office:value-type="float" office:value="-0.258819045102521" calcext:value-type="float">
            <text:p>-0,258819045102521</text:p>
          </table:table-cell>
          <table:table-cell table:style-name="ce5" table:formula="of:=3*SIN([.A39]*PI()/180)" office:value-type="float" office:value="-0.261467228242976" calcext:value-type="float">
            <text:p>-0,261467228242976</text:p>
          </table:table-cell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formula="of:=SIN([.A40]*PI()/180)" office:value-type="float" office:value="-0.17364817766693" calcext:value-type="float">
            <text:p>-0,17364817766693</text:p>
          </table:table-cell>
          <table:table-cell table:style-name="ce5" table:formula="of:=SIN([.A40]*3*PI()/180)" office:value-type="float" office:value="-0.5" calcext:value-type="float">
            <text:p>-0,5</text:p>
          </table:table-cell>
          <table:table-cell table:style-name="ce5" table:formula="of:=3*SIN([.A40]*PI()/180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formula="of:=SIN([.A41]*PI()/180)" office:value-type="float" office:value="-0.258819045102521" calcext:value-type="float">
            <text:p>-0,258819045102521</text:p>
          </table:table-cell>
          <table:table-cell table:style-name="ce5" table:formula="of:=SIN([.A41]*3*PI()/180)" office:value-type="float" office:value="-0.707106781186547" calcext:value-type="float">
            <text:p>-0,707106781186547</text:p>
          </table:table-cell>
          <table:table-cell table:style-name="ce5" table:formula="of:=3*SIN([.A41]*PI()/180)" office:value-type="float" office:value="-0.776457135307563" calcext:value-type="float">
            <text:p>-0,776457135307563</text:p>
          </table:table-cell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formula="of:=SIN([.A42]*PI()/180)" office:value-type="float" office:value="-0.342020143325669" calcext:value-type="float">
            <text:p>-0,342020143325669</text:p>
          </table:table-cell>
          <table:table-cell table:style-name="ce5" table:formula="of:=SIN([.A42]*3*PI()/180)" office:value-type="float" office:value="-0.866025403784439" calcext:value-type="float">
            <text:p>-0,866025403784439</text:p>
          </table:table-cell>
          <table:table-cell table:style-name="ce5" table:formula="of:=3*SIN([.A42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formula="of:=SIN([.A43]*PI()/180)" office:value-type="float" office:value="-0.422618261740699" calcext:value-type="float">
            <text:p>-0,422618261740699</text:p>
          </table:table-cell>
          <table:table-cell table:style-name="ce5" table:formula="of:=SIN([.A43]*3*PI()/180)" office:value-type="float" office:value="-0.965925826289068" calcext:value-type="float">
            <text:p>-0,965925826289068</text:p>
          </table:table-cell>
          <table:table-cell table:style-name="ce5" table:formula="of:=3*SIN([.A43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formula="of:=SIN([.A44]*PI()/180)" office:value-type="float" office:value="-0.5" calcext:value-type="float">
            <text:p>-0,5</text:p>
          </table:table-cell>
          <table:table-cell table:style-name="ce5" table:formula="of:=SIN([.A44]*3*PI()/180)" office:value-type="float" office:value="-1" calcext:value-type="float">
            <text:p>-1</text:p>
          </table:table-cell>
          <table:table-cell table:style-name="ce5" table:formula="of:=3*SIN([.A44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formula="of:=SIN([.A45]*PI()/180)" office:value-type="float" office:value="-0.573576436351046" calcext:value-type="float">
            <text:p>-0,573576436351046</text:p>
          </table:table-cell>
          <table:table-cell table:style-name="ce5" table:formula="of:=SIN([.A45]*3*PI()/180)" office:value-type="float" office:value="-0.965925826289068" calcext:value-type="float">
            <text:p>-0,965925826289068</text:p>
          </table:table-cell>
          <table:table-cell table:style-name="ce5" table:formula="of:=3*SIN([.A45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formula="of:=SIN([.A46]*PI()/180)" office:value-type="float" office:value="-0.642787609686539" calcext:value-type="float">
            <text:p>-0,642787609686539</text:p>
          </table:table-cell>
          <table:table-cell table:style-name="ce5" table:formula="of:=SIN([.A46]*3*PI()/180)" office:value-type="float" office:value="-0.866025403784439" calcext:value-type="float">
            <text:p>-0,866025403784439</text:p>
          </table:table-cell>
          <table:table-cell table:style-name="ce5" table:formula="of:=3*SIN([.A46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formula="of:=SIN([.A47]*PI()/180)" office:value-type="float" office:value="-0.707106781186548" calcext:value-type="float">
            <text:p>-0,707106781186548</text:p>
          </table:table-cell>
          <table:table-cell table:style-name="ce5" table:formula="of:=SIN([.A47]*3*PI()/180)" office:value-type="float" office:value="-0.707106781186547" calcext:value-type="float">
            <text:p>-0,707106781186547</text:p>
          </table:table-cell>
          <table:table-cell table:style-name="ce5" table:formula="of:=3*SIN([.A47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formula="of:=SIN([.A48]*PI()/180)" office:value-type="float" office:value="-0.766044443118978" calcext:value-type="float">
            <text:p>-0,766044443118978</text:p>
          </table:table-cell>
          <table:table-cell table:style-name="ce5" table:formula="of:=SIN([.A48]*3*PI()/180)" office:value-type="float" office:value="-0.499999999999999" calcext:value-type="float">
            <text:p>-0,499999999999999</text:p>
          </table:table-cell>
          <table:table-cell table:style-name="ce5" table:formula="of:=3*SIN([.A48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formula="of:=SIN([.A49]*PI()/180)" office:value-type="float" office:value="-0.819152044288992" calcext:value-type="float">
            <text:p>-0,819152044288992</text:p>
          </table:table-cell>
          <table:table-cell table:style-name="ce5" table:formula="of:=SIN([.A49]*3*PI()/180)" office:value-type="float" office:value="-0.25881904510252" calcext:value-type="float">
            <text:p>-0,25881904510252</text:p>
          </table:table-cell>
          <table:table-cell table:style-name="ce5" table:formula="of:=3*SIN([.A49]*PI()/180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formula="of:=SIN([.A50]*PI()/180)" office:value-type="float" office:value="-0.866025403784439" calcext:value-type="float">
            <text:p>-0,866025403784439</text:p>
          </table:table-cell>
          <table:table-cell table:style-name="ce5" table:formula="of:=SIN([.A50]*3*PI()/180)" office:value-type="float" office:value="2.44929359829471E-016" calcext:value-type="float">
            <text:p>2,44929359829471E-16</text:p>
          </table:table-cell>
          <table:table-cell table:style-name="ce5" table:formula="of:=3*SIN([.A50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formula="of:=SIN([.A51]*PI()/180)" office:value-type="float" office:value="-0.90630778703665" calcext:value-type="float">
            <text:p>-0,90630778703665</text:p>
          </table:table-cell>
          <table:table-cell table:style-name="ce5" table:formula="of:=SIN([.A51]*3*PI()/180)" office:value-type="float" office:value="0.258819045102521" calcext:value-type="float">
            <text:p>0,258819045102521</text:p>
          </table:table-cell>
          <table:table-cell table:style-name="ce5" table:formula="of:=3*SIN([.A51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formula="of:=SIN([.A52]*PI()/180)" office:value-type="float" office:value="-0.939692620785908" calcext:value-type="float">
            <text:p>-0,939692620785908</text:p>
          </table:table-cell>
          <table:table-cell table:style-name="ce5" table:formula="of:=SIN([.A52]*3*PI()/180)" office:value-type="float" office:value="0.5" calcext:value-type="float">
            <text:p>0,5</text:p>
          </table:table-cell>
          <table:table-cell table:style-name="ce5" table:formula="of:=3*SIN([.A52]*PI()/180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formula="of:=SIN([.A53]*PI()/180)" office:value-type="float" office:value="-0.965925826289068" calcext:value-type="float">
            <text:p>-0,965925826289068</text:p>
          </table:table-cell>
          <table:table-cell table:style-name="ce5" table:formula="of:=SIN([.A53]*3*PI()/180)" office:value-type="float" office:value="0.707106781186548" calcext:value-type="float">
            <text:p>0,707106781186548</text:p>
          </table:table-cell>
          <table:table-cell table:style-name="ce5" table:formula="of:=3*SIN([.A53]*PI()/180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formula="of:=SIN([.A54]*PI()/180)" office:value-type="float" office:value="-0.984807753012208" calcext:value-type="float">
            <text:p>-0,984807753012208</text:p>
          </table:table-cell>
          <table:table-cell table:style-name="ce5" table:formula="of:=SIN([.A54]*3*PI()/180)" office:value-type="float" office:value="0.866025403784439" calcext:value-type="float">
            <text:p>0,866025403784439</text:p>
          </table:table-cell>
          <table:table-cell table:style-name="ce5" table:formula="of:=3*SIN([.A54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formula="of:=SIN([.A55]*PI()/180)" office:value-type="float" office:value="-0.996194698091746" calcext:value-type="float">
            <text:p>-0,996194698091746</text:p>
          </table:table-cell>
          <table:table-cell table:style-name="ce5" table:formula="of:=SIN([.A55]*3*PI()/180)" office:value-type="float" office:value="0.965925826289068" calcext:value-type="float">
            <text:p>0,965925826289068</text:p>
          </table:table-cell>
          <table:table-cell table:style-name="ce5" table:formula="of:=3*SIN([.A55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formula="of:=SIN([.A56]*PI()/180)" office:value-type="float" office:value="-1" calcext:value-type="float">
            <text:p>-1</text:p>
          </table:table-cell>
          <table:table-cell table:style-name="ce5" table:formula="of:=SIN([.A56]*3*PI()/180)" office:value-type="float" office:value="1" calcext:value-type="float">
            <text:p>1</text:p>
          </table:table-cell>
          <table:table-cell table:style-name="ce5" table:formula="of:=3*SIN([.A56]*PI()/180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formula="of:=SIN([.A57]*PI()/180)" office:value-type="float" office:value="-0.996194698091746" calcext:value-type="float">
            <text:p>-0,996194698091746</text:p>
          </table:table-cell>
          <table:table-cell table:style-name="ce5" table:formula="of:=SIN([.A57]*3*PI()/180)" office:value-type="float" office:value="0.965925826289068" calcext:value-type="float">
            <text:p>0,965925826289068</text:p>
          </table:table-cell>
          <table:table-cell table:style-name="ce5" table:formula="of:=3*SIN([.A57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formula="of:=SIN([.A58]*PI()/180)" office:value-type="float" office:value="-0.984807753012208" calcext:value-type="float">
            <text:p>-0,984807753012208</text:p>
          </table:table-cell>
          <table:table-cell table:style-name="ce5" table:formula="of:=SIN([.A58]*3*PI()/180)" office:value-type="float" office:value="0.866025403784438" calcext:value-type="float">
            <text:p>0,866025403784438</text:p>
          </table:table-cell>
          <table:table-cell table:style-name="ce5" table:formula="of:=3*SIN([.A58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formula="of:=SIN([.A59]*PI()/180)" office:value-type="float" office:value="-0.965925826289068" calcext:value-type="float">
            <text:p>-0,965925826289068</text:p>
          </table:table-cell>
          <table:table-cell table:style-name="ce5" table:formula="of:=SIN([.A59]*3*PI()/180)" office:value-type="float" office:value="0.707106781186547" calcext:value-type="float">
            <text:p>0,707106781186547</text:p>
          </table:table-cell>
          <table:table-cell table:style-name="ce5" table:formula="of:=3*SIN([.A59]*PI()/180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formula="of:=SIN([.A60]*PI()/180)" office:value-type="float" office:value="-0.939692620785908" calcext:value-type="float">
            <text:p>-0,939692620785908</text:p>
          </table:table-cell>
          <table:table-cell table:style-name="ce5" table:formula="of:=SIN([.A60]*3*PI()/180)" office:value-type="float" office:value="0.5" calcext:value-type="float">
            <text:p>0,5</text:p>
          </table:table-cell>
          <table:table-cell table:style-name="ce5" table:formula="of:=3*SIN([.A60]*PI()/180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formula="of:=SIN([.A61]*PI()/180)" office:value-type="float" office:value="-0.90630778703665" calcext:value-type="float">
            <text:p>-0,90630778703665</text:p>
          </table:table-cell>
          <table:table-cell table:style-name="ce5" table:formula="of:=SIN([.A61]*3*PI()/180)" office:value-type="float" office:value="0.25881904510252" calcext:value-type="float">
            <text:p>0,25881904510252</text:p>
          </table:table-cell>
          <table:table-cell table:style-name="ce5" table:formula="of:=3*SIN([.A61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formula="of:=SIN([.A62]*PI()/180)" office:value-type="float" office:value="-0.866025403784439" calcext:value-type="float">
            <text:p>-0,866025403784439</text:p>
          </table:table-cell>
          <table:table-cell table:style-name="ce5" table:formula="of:=SIN([.A62]*3*PI()/180)" office:value-type="float" office:value="-1.22464679914735E-016" calcext:value-type="float">
            <text:p>-1,22464679914735E-16</text:p>
          </table:table-cell>
          <table:table-cell table:style-name="ce5" table:formula="of:=3*SIN([.A62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formula="of:=SIN([.A63]*PI()/180)" office:value-type="float" office:value="-0.819152044288992" calcext:value-type="float">
            <text:p>-0,819152044288992</text:p>
          </table:table-cell>
          <table:table-cell table:style-name="ce5" table:formula="of:=SIN([.A63]*3*PI()/180)" office:value-type="float" office:value="-0.258819045102521" calcext:value-type="float">
            <text:p>-0,258819045102521</text:p>
          </table:table-cell>
          <table:table-cell table:style-name="ce5" table:formula="of:=3*SIN([.A63]*PI()/180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formula="of:=SIN([.A64]*PI()/180)" office:value-type="float" office:value="-0.766044443118978" calcext:value-type="float">
            <text:p>-0,766044443118978</text:p>
          </table:table-cell>
          <table:table-cell table:style-name="ce5" table:formula="of:=SIN([.A64]*3*PI()/180)" office:value-type="float" office:value="-0.5" calcext:value-type="float">
            <text:p>-0,5</text:p>
          </table:table-cell>
          <table:table-cell table:style-name="ce5" table:formula="of:=3*SIN([.A64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formula="of:=SIN([.A65]*PI()/180)" office:value-type="float" office:value="-0.707106781186547" calcext:value-type="float">
            <text:p>-0,707106781186547</text:p>
          </table:table-cell>
          <table:table-cell table:style-name="ce5" table:formula="of:=SIN([.A65]*3*PI()/180)" office:value-type="float" office:value="-0.707106781186548" calcext:value-type="float">
            <text:p>-0,707106781186548</text:p>
          </table:table-cell>
          <table:table-cell table:style-name="ce5" table:formula="of:=3*SIN([.A65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formula="of:=SIN([.A66]*PI()/180)" office:value-type="float" office:value="-0.642787609686539" calcext:value-type="float">
            <text:p>-0,642787609686539</text:p>
          </table:table-cell>
          <table:table-cell table:style-name="ce5" table:formula="of:=SIN([.A66]*3*PI()/180)" office:value-type="float" office:value="-0.866025403784439" calcext:value-type="float">
            <text:p>-0,866025403784439</text:p>
          </table:table-cell>
          <table:table-cell table:style-name="ce5" table:formula="of:=3*SIN([.A66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formula="of:=SIN([.A67]*PI()/180)" office:value-type="float" office:value="-0.573576436351046" calcext:value-type="float">
            <text:p>-0,573576436351046</text:p>
          </table:table-cell>
          <table:table-cell table:style-name="ce5" table:formula="of:=SIN([.A67]*3*PI()/180)" office:value-type="float" office:value="-0.965925826289068" calcext:value-type="float">
            <text:p>-0,965925826289068</text:p>
          </table:table-cell>
          <table:table-cell table:style-name="ce5" table:formula="of:=3*SIN([.A67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formula="of:=SIN([.A68]*PI()/180)" office:value-type="float" office:value="-0.5" calcext:value-type="float">
            <text:p>-0,5</text:p>
          </table:table-cell>
          <table:table-cell table:style-name="ce5" table:formula="of:=SIN([.A68]*3*PI()/180)" office:value-type="float" office:value="-1" calcext:value-type="float">
            <text:p>-1</text:p>
          </table:table-cell>
          <table:table-cell table:style-name="ce5" table:formula="of:=3*SIN([.A68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formula="of:=SIN([.A69]*PI()/180)" office:value-type="float" office:value="-0.422618261740699" calcext:value-type="float">
            <text:p>-0,422618261740699</text:p>
          </table:table-cell>
          <table:table-cell table:style-name="ce5" table:formula="of:=SIN([.A69]*3*PI()/180)" office:value-type="float" office:value="-0.965925826289068" calcext:value-type="float">
            <text:p>-0,965925826289068</text:p>
          </table:table-cell>
          <table:table-cell table:style-name="ce5" table:formula="of:=3*SIN([.A69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formula="of:=SIN([.A70]*PI()/180)" office:value-type="float" office:value="-0.342020143325669" calcext:value-type="float">
            <text:p>-0,342020143325669</text:p>
          </table:table-cell>
          <table:table-cell table:style-name="ce5" table:formula="of:=SIN([.A70]*3*PI()/180)" office:value-type="float" office:value="-0.866025403784439" calcext:value-type="float">
            <text:p>-0,866025403784439</text:p>
          </table:table-cell>
          <table:table-cell table:style-name="ce5" table:formula="of:=3*SIN([.A70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formula="of:=SIN([.A71]*PI()/180)" office:value-type="float" office:value="-0.258819045102521" calcext:value-type="float">
            <text:p>-0,258819045102521</text:p>
          </table:table-cell>
          <table:table-cell table:style-name="ce5" table:formula="of:=SIN([.A71]*3*PI()/180)" office:value-type="float" office:value="-0.707106781186547" calcext:value-type="float">
            <text:p>-0,707106781186547</text:p>
          </table:table-cell>
          <table:table-cell table:style-name="ce5" table:formula="of:=3*SIN([.A71]*PI()/180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formula="of:=SIN([.A72]*PI()/180)" office:value-type="float" office:value="-0.17364817766693" calcext:value-type="float">
            <text:p>-0,17364817766693</text:p>
          </table:table-cell>
          <table:table-cell table:style-name="ce5" table:formula="of:=SIN([.A72]*3*PI()/180)" office:value-type="float" office:value="-0.5" calcext:value-type="float">
            <text:p>-0,5</text:p>
          </table:table-cell>
          <table:table-cell table:style-name="ce5" table:formula="of:=3*SIN([.A72]*PI()/180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SIN([.A73]*PI()/180)" office:value-type="float" office:value="-0.0871557427476582" calcext:value-type="float">
            <text:p>-0,087155742747658</text:p>
          </table:table-cell>
          <table:table-cell table:style-name="ce5" table:formula="of:=SIN([.A73]*3*PI()/180)" office:value-type="float" office:value="-0.258819045102521" calcext:value-type="float">
            <text:p>-0,258819045102521</text:p>
          </table:table-cell>
          <table:table-cell table:style-name="ce5" table:formula="of:=3*SIN([.A73]*PI()/180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SIN([.A74]*PI()/180)" office:value-type="float" office:value="0" calcext:value-type="float">
            <text:p>0</text:p>
          </table:table-cell>
          <table:table-cell table:style-name="ce5" table:formula="of:=SIN([.A74]*3*PI()/180)" office:value-type="float" office:value="0" calcext:value-type="float">
            <text:p>0</text:p>
          </table:table-cell>
          <table:table-cell table:style-name="ce5" table:formula="of:=3*SIN([.A74]*PI()/18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formula="of:=SIN([.A75]*PI()/180)" office:value-type="float" office:value="0.0871557427476582" calcext:value-type="float">
            <text:p>0,087155742747658</text:p>
          </table:table-cell>
          <table:table-cell table:style-name="ce5" table:formula="of:=SIN([.A75]*3*PI()/180)" office:value-type="float" office:value="0.258819045102521" calcext:value-type="float">
            <text:p>0,258819045102521</text:p>
          </table:table-cell>
          <table:table-cell table:style-name="ce5" table:formula="of:=3*SIN([.A75]*PI()/180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formula="of:=SIN([.A76]*PI()/180)" office:value-type="float" office:value="0.17364817766693" calcext:value-type="float">
            <text:p>0,17364817766693</text:p>
          </table:table-cell>
          <table:table-cell table:style-name="ce5" table:formula="of:=SIN([.A76]*3*PI()/180)" office:value-type="float" office:value="0.5" calcext:value-type="float">
            <text:p>0,5</text:p>
          </table:table-cell>
          <table:table-cell table:style-name="ce5" table:formula="of:=3*SIN([.A76]*PI()/180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formula="of:=SIN([.A77]*PI()/180)" office:value-type="float" office:value="0.258819045102521" calcext:value-type="float">
            <text:p>0,258819045102521</text:p>
          </table:table-cell>
          <table:table-cell table:style-name="ce5" table:formula="of:=SIN([.A77]*3*PI()/180)" office:value-type="float" office:value="0.707106781186547" calcext:value-type="float">
            <text:p>0,707106781186547</text:p>
          </table:table-cell>
          <table:table-cell table:style-name="ce5" table:formula="of:=3*SIN([.A77]*PI()/180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formula="of:=SIN([.A78]*PI()/180)" office:value-type="float" office:value="0.342020143325669" calcext:value-type="float">
            <text:p>0,342020143325669</text:p>
          </table:table-cell>
          <table:table-cell table:style-name="ce5" table:formula="of:=SIN([.A78]*3*PI()/180)" office:value-type="float" office:value="0.866025403784439" calcext:value-type="float">
            <text:p>0,866025403784439</text:p>
          </table:table-cell>
          <table:table-cell table:style-name="ce5" table:formula="of:=3*SIN([.A78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formula="of:=SIN([.A79]*PI()/180)" office:value-type="float" office:value="0.422618261740699" calcext:value-type="float">
            <text:p>0,422618261740699</text:p>
          </table:table-cell>
          <table:table-cell table:style-name="ce5" table:formula="of:=SIN([.A79]*3*PI()/180)" office:value-type="float" office:value="0.965925826289068" calcext:value-type="float">
            <text:p>0,965925826289068</text:p>
          </table:table-cell>
          <table:table-cell table:style-name="ce5" table:formula="of:=3*SIN([.A79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formula="of:=SIN([.A80]*PI()/180)" office:value-type="float" office:value="0.5" calcext:value-type="float">
            <text:p>0,5</text:p>
          </table:table-cell>
          <table:table-cell table:style-name="ce5" table:formula="of:=SIN([.A80]*3*PI()/180)" office:value-type="float" office:value="1" calcext:value-type="float">
            <text:p>1</text:p>
          </table:table-cell>
          <table:table-cell table:style-name="ce5" table:formula="of:=3*SIN([.A80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formula="of:=SIN([.A81]*PI()/180)" office:value-type="float" office:value="0.573576436351046" calcext:value-type="float">
            <text:p>0,573576436351046</text:p>
          </table:table-cell>
          <table:table-cell table:style-name="ce5" table:formula="of:=SIN([.A81]*3*PI()/180)" office:value-type="float" office:value="0.965925826289068" calcext:value-type="float">
            <text:p>0,965925826289068</text:p>
          </table:table-cell>
          <table:table-cell table:style-name="ce5" table:formula="of:=3*SIN([.A81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formula="of:=SIN([.A82]*PI()/180)" office:value-type="float" office:value="0.642787609686539" calcext:value-type="float">
            <text:p>0,642787609686539</text:p>
          </table:table-cell>
          <table:table-cell table:style-name="ce5" table:formula="of:=SIN([.A82]*3*PI()/180)" office:value-type="float" office:value="0.866025403784439" calcext:value-type="float">
            <text:p>0,866025403784439</text:p>
          </table:table-cell>
          <table:table-cell table:style-name="ce5" table:formula="of:=3*SIN([.A82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formula="of:=SIN([.A83]*PI()/180)" office:value-type="float" office:value="0.707106781186547" calcext:value-type="float">
            <text:p>0,707106781186547</text:p>
          </table:table-cell>
          <table:table-cell table:style-name="ce5" table:formula="of:=SIN([.A83]*3*PI()/180)" office:value-type="float" office:value="0.707106781186548" calcext:value-type="float">
            <text:p>0,707106781186548</text:p>
          </table:table-cell>
          <table:table-cell table:style-name="ce5" table:formula="of:=3*SIN([.A83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formula="of:=SIN([.A84]*PI()/180)" office:value-type="float" office:value="0.766044443118978" calcext:value-type="float">
            <text:p>0,766044443118978</text:p>
          </table:table-cell>
          <table:table-cell table:style-name="ce5" table:formula="of:=SIN([.A84]*3*PI()/180)" office:value-type="float" office:value="0.5" calcext:value-type="float">
            <text:p>0,5</text:p>
          </table:table-cell>
          <table:table-cell table:style-name="ce5" table:formula="of:=3*SIN([.A84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formula="of:=SIN([.A85]*PI()/180)" office:value-type="float" office:value="0.819152044288992" calcext:value-type="float">
            <text:p>0,819152044288992</text:p>
          </table:table-cell>
          <table:table-cell table:style-name="ce5" table:formula="of:=SIN([.A85]*3*PI()/180)" office:value-type="float" office:value="0.258819045102521" calcext:value-type="float">
            <text:p>0,258819045102521</text:p>
          </table:table-cell>
          <table:table-cell table:style-name="ce5" table:formula="of:=3*SIN([.A85]*PI()/180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formula="of:=SIN([.A86]*PI()/180)" office:value-type="float" office:value="0.866025403784439" calcext:value-type="float">
            <text:p>0,866025403784439</text:p>
          </table:table-cell>
          <table:table-cell table:style-name="ce5" table:formula="of:=SIN([.A86]*3*PI()/180)" office:value-type="float" office:value="1.22464679914735E-016" calcext:value-type="float">
            <text:p>1,22464679914735E-16</text:p>
          </table:table-cell>
          <table:table-cell table:style-name="ce5" table:formula="of:=3*SIN([.A86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formula="of:=SIN([.A87]*PI()/180)" office:value-type="float" office:value="0.90630778703665" calcext:value-type="float">
            <text:p>0,90630778703665</text:p>
          </table:table-cell>
          <table:table-cell table:style-name="ce5" table:formula="of:=SIN([.A87]*3*PI()/180)" office:value-type="float" office:value="-0.25881904510252" calcext:value-type="float">
            <text:p>-0,25881904510252</text:p>
          </table:table-cell>
          <table:table-cell table:style-name="ce5" table:formula="of:=3*SIN([.A87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formula="of:=SIN([.A88]*PI()/180)" office:value-type="float" office:value="0.939692620785908" calcext:value-type="float">
            <text:p>0,939692620785908</text:p>
          </table:table-cell>
          <table:table-cell table:style-name="ce5" table:formula="of:=SIN([.A88]*3*PI()/180)" office:value-type="float" office:value="-0.5" calcext:value-type="float">
            <text:p>-0,5</text:p>
          </table:table-cell>
          <table:table-cell table:style-name="ce5" table:formula="of:=3*SIN([.A88]*PI()/180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formula="of:=SIN([.A89]*PI()/180)" office:value-type="float" office:value="0.965925826289068" calcext:value-type="float">
            <text:p>0,965925826289068</text:p>
          </table:table-cell>
          <table:table-cell table:style-name="ce5" table:formula="of:=SIN([.A89]*3*PI()/180)" office:value-type="float" office:value="-0.707106781186547" calcext:value-type="float">
            <text:p>-0,707106781186547</text:p>
          </table:table-cell>
          <table:table-cell table:style-name="ce5" table:formula="of:=3*SIN([.A89]*PI()/180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formula="of:=SIN([.A90]*PI()/180)" office:value-type="float" office:value="0.984807753012208" calcext:value-type="float">
            <text:p>0,984807753012208</text:p>
          </table:table-cell>
          <table:table-cell table:style-name="ce5" table:formula="of:=SIN([.A90]*3*PI()/180)" office:value-type="float" office:value="-0.866025403784438" calcext:value-type="float">
            <text:p>-0,866025403784438</text:p>
          </table:table-cell>
          <table:table-cell table:style-name="ce5" table:formula="of:=3*SIN([.A90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formula="of:=SIN([.A91]*PI()/180)" office:value-type="float" office:value="0.996194698091746" calcext:value-type="float">
            <text:p>0,996194698091746</text:p>
          </table:table-cell>
          <table:table-cell table:style-name="ce5" table:formula="of:=SIN([.A91]*3*PI()/180)" office:value-type="float" office:value="-0.965925826289068" calcext:value-type="float">
            <text:p>-0,965925826289068</text:p>
          </table:table-cell>
          <table:table-cell table:style-name="ce5" table:formula="of:=3*SIN([.A91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formula="of:=SIN([.A92]*PI()/180)" office:value-type="float" office:value="1" calcext:value-type="float">
            <text:p>1</text:p>
          </table:table-cell>
          <table:table-cell table:style-name="ce5" table:formula="of:=SIN([.A92]*3*PI()/180)" office:value-type="float" office:value="-1" calcext:value-type="float">
            <text:p>-1</text:p>
          </table:table-cell>
          <table:table-cell table:style-name="ce5" table:formula="of:=3*SIN([.A92]*PI()/180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formula="of:=SIN([.A93]*PI()/180)" office:value-type="float" office:value="0.996194698091746" calcext:value-type="float">
            <text:p>0,996194698091746</text:p>
          </table:table-cell>
          <table:table-cell table:style-name="ce5" table:formula="of:=SIN([.A93]*3*PI()/180)" office:value-type="float" office:value="-0.965925826289068" calcext:value-type="float">
            <text:p>-0,965925826289068</text:p>
          </table:table-cell>
          <table:table-cell table:style-name="ce5" table:formula="of:=3*SIN([.A93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formula="of:=SIN([.A94]*PI()/180)" office:value-type="float" office:value="0.984807753012208" calcext:value-type="float">
            <text:p>0,984807753012208</text:p>
          </table:table-cell>
          <table:table-cell table:style-name="ce5" table:formula="of:=SIN([.A94]*3*PI()/180)" office:value-type="float" office:value="-0.866025403784439" calcext:value-type="float">
            <text:p>-0,866025403784439</text:p>
          </table:table-cell>
          <table:table-cell table:style-name="ce5" table:formula="of:=3*SIN([.A94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formula="of:=SIN([.A95]*PI()/180)" office:value-type="float" office:value="0.965925826289068" calcext:value-type="float">
            <text:p>0,965925826289068</text:p>
          </table:table-cell>
          <table:table-cell table:style-name="ce5" table:formula="of:=SIN([.A95]*3*PI()/180)" office:value-type="float" office:value="-0.707106781186548" calcext:value-type="float">
            <text:p>-0,707106781186548</text:p>
          </table:table-cell>
          <table:table-cell table:style-name="ce5" table:formula="of:=3*SIN([.A95]*PI()/180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formula="of:=SIN([.A96]*PI()/180)" office:value-type="float" office:value="0.939692620785908" calcext:value-type="float">
            <text:p>0,939692620785908</text:p>
          </table:table-cell>
          <table:table-cell table:style-name="ce5" table:formula="of:=SIN([.A96]*3*PI()/180)" office:value-type="float" office:value="-0.5" calcext:value-type="float">
            <text:p>-0,5</text:p>
          </table:table-cell>
          <table:table-cell table:style-name="ce5" table:formula="of:=3*SIN([.A96]*PI()/180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formula="of:=SIN([.A97]*PI()/180)" office:value-type="float" office:value="0.90630778703665" calcext:value-type="float">
            <text:p>0,90630778703665</text:p>
          </table:table-cell>
          <table:table-cell table:style-name="ce5" table:formula="of:=SIN([.A97]*3*PI()/180)" office:value-type="float" office:value="-0.258819045102521" calcext:value-type="float">
            <text:p>-0,258819045102521</text:p>
          </table:table-cell>
          <table:table-cell table:style-name="ce5" table:formula="of:=3*SIN([.A97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formula="of:=SIN([.A98]*PI()/180)" office:value-type="float" office:value="0.866025403784439" calcext:value-type="float">
            <text:p>0,866025403784439</text:p>
          </table:table-cell>
          <table:table-cell table:style-name="ce5" table:formula="of:=SIN([.A98]*3*PI()/180)" office:value-type="float" office:value="-2.44929359829471E-016" calcext:value-type="float">
            <text:p>-2,44929359829471E-16</text:p>
          </table:table-cell>
          <table:table-cell table:style-name="ce5" table:formula="of:=3*SIN([.A98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formula="of:=SIN([.A99]*PI()/180)" office:value-type="float" office:value="0.819152044288992" calcext:value-type="float">
            <text:p>0,819152044288992</text:p>
          </table:table-cell>
          <table:table-cell table:style-name="ce5" table:formula="of:=SIN([.A99]*3*PI()/180)" office:value-type="float" office:value="0.25881904510252" calcext:value-type="float">
            <text:p>0,25881904510252</text:p>
          </table:table-cell>
          <table:table-cell table:style-name="ce5" table:formula="of:=3*SIN([.A99]*PI()/180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formula="of:=SIN([.A100]*PI()/180)" office:value-type="float" office:value="0.766044443118978" calcext:value-type="float">
            <text:p>0,766044443118978</text:p>
          </table:table-cell>
          <table:table-cell table:style-name="ce5" table:formula="of:=SIN([.A100]*3*PI()/180)" office:value-type="float" office:value="0.499999999999999" calcext:value-type="float">
            <text:p>0,499999999999999</text:p>
          </table:table-cell>
          <table:table-cell table:style-name="ce5" table:formula="of:=3*SIN([.A100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formula="of:=SIN([.A101]*PI()/180)" office:value-type="float" office:value="0.707106781186548" calcext:value-type="float">
            <text:p>0,707106781186548</text:p>
          </table:table-cell>
          <table:table-cell table:style-name="ce5" table:formula="of:=SIN([.A101]*3*PI()/180)" office:value-type="float" office:value="0.707106781186547" calcext:value-type="float">
            <text:p>0,707106781186547</text:p>
          </table:table-cell>
          <table:table-cell table:style-name="ce5" table:formula="of:=3*SIN([.A101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formula="of:=SIN([.A102]*PI()/180)" office:value-type="float" office:value="0.642787609686539" calcext:value-type="float">
            <text:p>0,642787609686539</text:p>
          </table:table-cell>
          <table:table-cell table:style-name="ce5" table:formula="of:=SIN([.A102]*3*PI()/180)" office:value-type="float" office:value="0.866025403784439" calcext:value-type="float">
            <text:p>0,866025403784439</text:p>
          </table:table-cell>
          <table:table-cell table:style-name="ce5" table:formula="of:=3*SIN([.A102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formula="of:=SIN([.A103]*PI()/180)" office:value-type="float" office:value="0.573576436351046" calcext:value-type="float">
            <text:p>0,573576436351046</text:p>
          </table:table-cell>
          <table:table-cell table:style-name="ce5" table:formula="of:=SIN([.A103]*3*PI()/180)" office:value-type="float" office:value="0.965925826289068" calcext:value-type="float">
            <text:p>0,965925826289068</text:p>
          </table:table-cell>
          <table:table-cell table:style-name="ce5" table:formula="of:=3*SIN([.A103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formula="of:=SIN([.A104]*PI()/180)" office:value-type="float" office:value="0.5" calcext:value-type="float">
            <text:p>0,5</text:p>
          </table:table-cell>
          <table:table-cell table:style-name="ce5" table:formula="of:=SIN([.A104]*3*PI()/180)" office:value-type="float" office:value="1" calcext:value-type="float">
            <text:p>1</text:p>
          </table:table-cell>
          <table:table-cell table:style-name="ce5" table:formula="of:=3*SIN([.A104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formula="of:=SIN([.A105]*PI()/180)" office:value-type="float" office:value="0.422618261740699" calcext:value-type="float">
            <text:p>0,422618261740699</text:p>
          </table:table-cell>
          <table:table-cell table:style-name="ce5" table:formula="of:=SIN([.A105]*3*PI()/180)" office:value-type="float" office:value="0.965925826289068" calcext:value-type="float">
            <text:p>0,965925826289068</text:p>
          </table:table-cell>
          <table:table-cell table:style-name="ce5" table:formula="of:=3*SIN([.A105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formula="of:=SIN([.A106]*PI()/180)" office:value-type="float" office:value="0.342020143325669" calcext:value-type="float">
            <text:p>0,342020143325669</text:p>
          </table:table-cell>
          <table:table-cell table:style-name="ce5" table:formula="of:=SIN([.A106]*3*PI()/180)" office:value-type="float" office:value="0.866025403784439" calcext:value-type="float">
            <text:p>0,866025403784439</text:p>
          </table:table-cell>
          <table:table-cell table:style-name="ce5" table:formula="of:=3*SIN([.A106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formula="of:=SIN([.A107]*PI()/180)" office:value-type="float" office:value="0.258819045102521" calcext:value-type="float">
            <text:p>0,258819045102521</text:p>
          </table:table-cell>
          <table:table-cell table:style-name="ce5" table:formula="of:=SIN([.A107]*3*PI()/180)" office:value-type="float" office:value="0.707106781186547" calcext:value-type="float">
            <text:p>0,707106781186547</text:p>
          </table:table-cell>
          <table:table-cell table:style-name="ce5" table:formula="of:=3*SIN([.A107]*PI()/180)" office:value-type="float" office:value="0.776457135307563" calcext:value-type="float">
            <text:p>0,776457135307563</text:p>
          </table:table-cell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formula="of:=SIN([.A108]*PI()/180)" office:value-type="float" office:value="0.17364817766693" calcext:value-type="float">
            <text:p>0,17364817766693</text:p>
          </table:table-cell>
          <table:table-cell table:style-name="ce5" table:formula="of:=SIN([.A108]*3*PI()/180)" office:value-type="float" office:value="0.5" calcext:value-type="float">
            <text:p>0,5</text:p>
          </table:table-cell>
          <table:table-cell table:style-name="ce5" table:formula="of:=3*SIN([.A108]*PI()/180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formula="of:=SIN([.A109]*PI()/180)" office:value-type="float" office:value="0.0871557427476586" calcext:value-type="float">
            <text:p>0,087155742747659</text:p>
          </table:table-cell>
          <table:table-cell table:style-name="ce5" table:formula="of:=SIN([.A109]*3*PI()/180)" office:value-type="float" office:value="0.258819045102521" calcext:value-type="float">
            <text:p>0,258819045102521</text:p>
          </table:table-cell>
          <table:table-cell table:style-name="ce5" table:formula="of:=3*SIN([.A109]*PI()/180)" office:value-type="float" office:value="0.261467228242976" calcext:value-type="float">
            <text:p>0,261467228242976</text:p>
          </table:table-cell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formula="of:=SIN([.A110]*PI()/180)" office:value-type="float" office:value="1.22464679914735E-016" calcext:value-type="float">
            <text:p>1,22464679914735E-16</text:p>
          </table:table-cell>
          <table:table-cell table:style-name="ce5" table:formula="of:=SIN([.A110]*3*PI()/180)" office:value-type="float" office:value="3.67394039744206E-016" calcext:value-type="float">
            <text:p>3,67394039744206E-16</text:p>
          </table:table-cell>
          <table:table-cell table:style-name="ce5" table:formula="of:=3*SIN([.A110]*PI()/180)" office:value-type="float" office:value="3.67394039744206E-016" calcext:value-type="float">
            <text:p>3,67394039744206E-16</text:p>
          </table:table-cell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formula="of:=SIN([.A111]*PI()/180)" office:value-type="float" office:value="-0.0871557427476579" calcext:value-type="float">
            <text:p>-0,087155742747658</text:p>
          </table:table-cell>
          <table:table-cell table:style-name="ce5" table:formula="of:=SIN([.A111]*3*PI()/180)" office:value-type="float" office:value="-0.258819045102522" calcext:value-type="float">
            <text:p>-0,258819045102522</text:p>
          </table:table-cell>
          <table:table-cell table:style-name="ce5" table:formula="of:=3*SIN([.A111]*PI()/180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formula="of:=SIN([.A112]*PI()/180)" office:value-type="float" office:value="-0.17364817766693" calcext:value-type="float">
            <text:p>-0,17364817766693</text:p>
          </table:table-cell>
          <table:table-cell table:style-name="ce5" table:formula="of:=SIN([.A112]*3*PI()/180)" office:value-type="float" office:value="-0.500000000000001" calcext:value-type="float">
            <text:p>-0,500000000000001</text:p>
          </table:table-cell>
          <table:table-cell table:style-name="ce5" table:formula="of:=3*SIN([.A112]*PI()/180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formula="of:=SIN([.A113]*PI()/180)" office:value-type="float" office:value="-0.25881904510252" calcext:value-type="float">
            <text:p>-0,25881904510252</text:p>
          </table:table-cell>
          <table:table-cell table:style-name="ce5" table:formula="of:=SIN([.A113]*3*PI()/180)" office:value-type="float" office:value="-0.707106781186548" calcext:value-type="float">
            <text:p>-0,707106781186548</text:p>
          </table:table-cell>
          <table:table-cell table:style-name="ce5" table:formula="of:=3*SIN([.A113]*PI()/180)" office:value-type="float" office:value="-0.776457135307561" calcext:value-type="float">
            <text:p>-0,776457135307561</text:p>
          </table:table-cell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formula="of:=SIN([.A114]*PI()/180)" office:value-type="float" office:value="-0.342020143325669" calcext:value-type="float">
            <text:p>-0,342020143325669</text:p>
          </table:table-cell>
          <table:table-cell table:style-name="ce5" table:formula="of:=SIN([.A114]*3*PI()/180)" office:value-type="float" office:value="-0.866025403784439" calcext:value-type="float">
            <text:p>-0,866025403784439</text:p>
          </table:table-cell>
          <table:table-cell table:style-name="ce5" table:formula="of:=3*SIN([.A114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formula="of:=SIN([.A115]*PI()/180)" office:value-type="float" office:value="-0.422618261740699" calcext:value-type="float">
            <text:p>-0,422618261740699</text:p>
          </table:table-cell>
          <table:table-cell table:style-name="ce5" table:formula="of:=SIN([.A115]*3*PI()/180)" office:value-type="float" office:value="-0.965925826289068" calcext:value-type="float">
            <text:p>-0,965925826289068</text:p>
          </table:table-cell>
          <table:table-cell table:style-name="ce5" table:formula="of:=3*SIN([.A115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formula="of:=SIN([.A116]*PI()/180)" office:value-type="float" office:value="-0.5" calcext:value-type="float">
            <text:p>-0,5</text:p>
          </table:table-cell>
          <table:table-cell table:style-name="ce5" table:formula="of:=SIN([.A116]*3*PI()/180)" office:value-type="float" office:value="-1" calcext:value-type="float">
            <text:p>-1</text:p>
          </table:table-cell>
          <table:table-cell table:style-name="ce5" table:formula="of:=3*SIN([.A116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formula="of:=SIN([.A117]*PI()/180)" office:value-type="float" office:value="-0.573576436351046" calcext:value-type="float">
            <text:p>-0,573576436351046</text:p>
          </table:table-cell>
          <table:table-cell table:style-name="ce5" table:formula="of:=SIN([.A117]*3*PI()/180)" office:value-type="float" office:value="-0.965925826289068" calcext:value-type="float">
            <text:p>-0,965925826289068</text:p>
          </table:table-cell>
          <table:table-cell table:style-name="ce5" table:formula="of:=3*SIN([.A117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formula="of:=SIN([.A118]*PI()/180)" office:value-type="float" office:value="-0.642787609686539" calcext:value-type="float">
            <text:p>-0,642787609686539</text:p>
          </table:table-cell>
          <table:table-cell table:style-name="ce5" table:formula="of:=SIN([.A118]*3*PI()/180)" office:value-type="float" office:value="-0.866025403784439" calcext:value-type="float">
            <text:p>-0,866025403784439</text:p>
          </table:table-cell>
          <table:table-cell table:style-name="ce5" table:formula="of:=3*SIN([.A118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formula="of:=SIN([.A119]*PI()/180)" office:value-type="float" office:value="-0.707106781186547" calcext:value-type="float">
            <text:p>-0,707106781186547</text:p>
          </table:table-cell>
          <table:table-cell table:style-name="ce5" table:formula="of:=SIN([.A119]*3*PI()/180)" office:value-type="float" office:value="-0.707106781186547" calcext:value-type="float">
            <text:p>-0,707106781186547</text:p>
          </table:table-cell>
          <table:table-cell table:style-name="ce5" table:formula="of:=3*SIN([.A119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formula="of:=SIN([.A120]*PI()/180)" office:value-type="float" office:value="-0.766044443118978" calcext:value-type="float">
            <text:p>-0,766044443118978</text:p>
          </table:table-cell>
          <table:table-cell table:style-name="ce5" table:formula="of:=SIN([.A120]*3*PI()/180)" office:value-type="float" office:value="-0.5" calcext:value-type="float">
            <text:p>-0,5</text:p>
          </table:table-cell>
          <table:table-cell table:style-name="ce5" table:formula="of:=3*SIN([.A120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formula="of:=SIN([.A121]*PI()/180)" office:value-type="float" office:value="-0.819152044288992" calcext:value-type="float">
            <text:p>-0,819152044288992</text:p>
          </table:table-cell>
          <table:table-cell table:style-name="ce5" table:formula="of:=SIN([.A121]*3*PI()/180)" office:value-type="float" office:value="-0.258819045102521" calcext:value-type="float">
            <text:p>-0,258819045102521</text:p>
          </table:table-cell>
          <table:table-cell table:style-name="ce5" table:formula="of:=3*SIN([.A121]*PI()/180)" office:value-type="float" office:value="-2.45745613286697" calcext:value-type="float">
            <text:p>-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formula="of:=SIN([.A122]*PI()/180)" office:value-type="float" office:value="-0.866025403784438" calcext:value-type="float">
            <text:p>-0,866025403784438</text:p>
          </table:table-cell>
          <table:table-cell table:style-name="ce5" table:formula="of:=SIN([.A122]*3*PI()/180)" office:value-type="float" office:value="-4.89858719658941E-016" calcext:value-type="float">
            <text:p>-4,89858719658941E-16</text:p>
          </table:table-cell>
          <table:table-cell table:style-name="ce5" table:formula="of:=3*SIN([.A122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formula="of:=SIN([.A123]*PI()/180)" office:value-type="float" office:value="-0.90630778703665" calcext:value-type="float">
            <text:p>-0,90630778703665</text:p>
          </table:table-cell>
          <table:table-cell table:style-name="ce5" table:formula="of:=SIN([.A123]*3*PI()/180)" office:value-type="float" office:value="0.25881904510252" calcext:value-type="float">
            <text:p>0,25881904510252</text:p>
          </table:table-cell>
          <table:table-cell table:style-name="ce5" table:formula="of:=3*SIN([.A123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formula="of:=SIN([.A124]*PI()/180)" office:value-type="float" office:value="-0.939692620785908" calcext:value-type="float">
            <text:p>-0,939692620785908</text:p>
          </table:table-cell>
          <table:table-cell table:style-name="ce5" table:formula="of:=SIN([.A124]*3*PI()/180)" office:value-type="float" office:value="0.499999999999999" calcext:value-type="float">
            <text:p>0,499999999999999</text:p>
          </table:table-cell>
          <table:table-cell table:style-name="ce5" table:formula="of:=3*SIN([.A124]*PI()/180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formula="of:=SIN([.A125]*PI()/180)" office:value-type="float" office:value="-0.965925826289068" calcext:value-type="float">
            <text:p>-0,965925826289068</text:p>
          </table:table-cell>
          <table:table-cell table:style-name="ce5" table:formula="of:=SIN([.A125]*3*PI()/180)" office:value-type="float" office:value="0.707106781186547" calcext:value-type="float">
            <text:p>0,707106781186547</text:p>
          </table:table-cell>
          <table:table-cell table:style-name="ce5" table:formula="of:=3*SIN([.A125]*PI()/180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formula="of:=SIN([.A126]*PI()/180)" office:value-type="float" office:value="-0.984807753012208" calcext:value-type="float">
            <text:p>-0,984807753012208</text:p>
          </table:table-cell>
          <table:table-cell table:style-name="ce5" table:formula="of:=SIN([.A126]*3*PI()/180)" office:value-type="float" office:value="0.866025403784438" calcext:value-type="float">
            <text:p>0,866025403784438</text:p>
          </table:table-cell>
          <table:table-cell table:style-name="ce5" table:formula="of:=3*SIN([.A126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formula="of:=SIN([.A127]*PI()/180)" office:value-type="float" office:value="-0.996194698091746" calcext:value-type="float">
            <text:p>-0,996194698091746</text:p>
          </table:table-cell>
          <table:table-cell table:style-name="ce5" table:formula="of:=SIN([.A127]*3*PI()/180)" office:value-type="float" office:value="0.965925826289068" calcext:value-type="float">
            <text:p>0,965925826289068</text:p>
          </table:table-cell>
          <table:table-cell table:style-name="ce5" table:formula="of:=3*SIN([.A127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formula="of:=SIN([.A128]*PI()/180)" office:value-type="float" office:value="-1" calcext:value-type="float">
            <text:p>-1</text:p>
          </table:table-cell>
          <table:table-cell table:style-name="ce5" table:formula="of:=SIN([.A128]*3*PI()/180)" office:value-type="float" office:value="1" calcext:value-type="float">
            <text:p>1</text:p>
          </table:table-cell>
          <table:table-cell table:style-name="ce5" table:formula="of:=3*SIN([.A128]*PI()/180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formula="of:=SIN([.A129]*PI()/180)" office:value-type="float" office:value="-0.996194698091746" calcext:value-type="float">
            <text:p>-0,996194698091746</text:p>
          </table:table-cell>
          <table:table-cell table:style-name="ce5" table:formula="of:=SIN([.A129]*3*PI()/180)" office:value-type="float" office:value="0.965925826289068" calcext:value-type="float">
            <text:p>0,965925826289068</text:p>
          </table:table-cell>
          <table:table-cell table:style-name="ce5" table:formula="of:=3*SIN([.A129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formula="of:=SIN([.A130]*PI()/180)" office:value-type="float" office:value="-0.984807753012208" calcext:value-type="float">
            <text:p>-0,984807753012208</text:p>
          </table:table-cell>
          <table:table-cell table:style-name="ce5" table:formula="of:=SIN([.A130]*3*PI()/180)" office:value-type="float" office:value="0.866025403784438" calcext:value-type="float">
            <text:p>0,866025403784438</text:p>
          </table:table-cell>
          <table:table-cell table:style-name="ce5" table:formula="of:=3*SIN([.A130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formula="of:=SIN([.A131]*PI()/180)" office:value-type="float" office:value="-0.965925826289068" calcext:value-type="float">
            <text:p>-0,965925826289068</text:p>
          </table:table-cell>
          <table:table-cell table:style-name="ce5" table:formula="of:=SIN([.A131]*3*PI()/180)" office:value-type="float" office:value="0.707106781186547" calcext:value-type="float">
            <text:p>0,707106781186547</text:p>
          </table:table-cell>
          <table:table-cell table:style-name="ce5" table:formula="of:=3*SIN([.A131]*PI()/180)" office:value-type="float" office:value="-2.8977774788672" calcext:value-type="float">
            <text:p>-2,8977774788672</text:p>
          </table:table-cell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formula="of:=SIN([.A132]*PI()/180)" office:value-type="float" office:value="-0.939692620785909" calcext:value-type="float">
            <text:p>-0,939692620785909</text:p>
          </table:table-cell>
          <table:table-cell table:style-name="ce5" table:formula="of:=SIN([.A132]*3*PI()/180)" office:value-type="float" office:value="0.5" calcext:value-type="float">
            <text:p>0,5</text:p>
          </table:table-cell>
          <table:table-cell table:style-name="ce5" table:formula="of:=3*SIN([.A132]*PI()/180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formula="of:=SIN([.A133]*PI()/180)" office:value-type="float" office:value="-0.90630778703665" calcext:value-type="float">
            <text:p>-0,90630778703665</text:p>
          </table:table-cell>
          <table:table-cell table:style-name="ce5" table:formula="of:=SIN([.A133]*3*PI()/180)" office:value-type="float" office:value="0.258819045102521" calcext:value-type="float">
            <text:p>0,258819045102521</text:p>
          </table:table-cell>
          <table:table-cell table:style-name="ce5" table:formula="of:=3*SIN([.A133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formula="of:=SIN([.A134]*PI()/180)" office:value-type="float" office:value="-0.866025403784439" calcext:value-type="float">
            <text:p>-0,866025403784439</text:p>
          </table:table-cell>
          <table:table-cell table:style-name="ce5" table:formula="of:=SIN([.A134]*3*PI()/180)" office:value-type="float" office:value="6.12323399573677E-016" calcext:value-type="float">
            <text:p>6,12323399573677E-16</text:p>
          </table:table-cell>
          <table:table-cell table:style-name="ce5" table:formula="of:=3*SIN([.A134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formula="of:=SIN([.A135]*PI()/180)" office:value-type="float" office:value="-0.819152044288992" calcext:value-type="float">
            <text:p>-0,819152044288992</text:p>
          </table:table-cell>
          <table:table-cell table:style-name="ce5" table:formula="of:=SIN([.A135]*3*PI()/180)" office:value-type="float" office:value="-0.25881904510252" calcext:value-type="float">
            <text:p>-0,25881904510252</text:p>
          </table:table-cell>
          <table:table-cell table:style-name="ce5" table:formula="of:=3*SIN([.A135]*PI()/180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formula="of:=SIN([.A136]*PI()/180)" office:value-type="float" office:value="-0.766044443118978" calcext:value-type="float">
            <text:p>-0,766044443118978</text:p>
          </table:table-cell>
          <table:table-cell table:style-name="ce5" table:formula="of:=SIN([.A136]*3*PI()/180)" office:value-type="float" office:value="-0.499999999999999" calcext:value-type="float">
            <text:p>-0,499999999999999</text:p>
          </table:table-cell>
          <table:table-cell table:style-name="ce5" table:formula="of:=3*SIN([.A136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formula="of:=SIN([.A137]*PI()/180)" office:value-type="float" office:value="-0.707106781186548" calcext:value-type="float">
            <text:p>-0,707106781186548</text:p>
          </table:table-cell>
          <table:table-cell table:style-name="ce5" table:formula="of:=SIN([.A137]*3*PI()/180)" office:value-type="float" office:value="-0.707106781186545" calcext:value-type="float">
            <text:p>-0,707106781186545</text:p>
          </table:table-cell>
          <table:table-cell table:style-name="ce5" table:formula="of:=3*SIN([.A137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formula="of:=SIN([.A138]*PI()/180)" office:value-type="float" office:value="-0.64278760968654" calcext:value-type="float">
            <text:p>-0,64278760968654</text:p>
          </table:table-cell>
          <table:table-cell table:style-name="ce5" table:formula="of:=SIN([.A138]*3*PI()/180)" office:value-type="float" office:value="-0.866025403784438" calcext:value-type="float">
            <text:p>-0,866025403784438</text:p>
          </table:table-cell>
          <table:table-cell table:style-name="ce5" table:formula="of:=3*SIN([.A138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formula="of:=SIN([.A139]*PI()/180)" office:value-type="float" office:value="-0.573576436351047" calcext:value-type="float">
            <text:p>-0,573576436351047</text:p>
          </table:table-cell>
          <table:table-cell table:style-name="ce5" table:formula="of:=SIN([.A139]*3*PI()/180)" office:value-type="float" office:value="-0.965925826289068" calcext:value-type="float">
            <text:p>-0,965925826289068</text:p>
          </table:table-cell>
          <table:table-cell table:style-name="ce5" table:formula="of:=3*SIN([.A139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formula="of:=SIN([.A140]*PI()/180)" office:value-type="float" office:value="-0.5" calcext:value-type="float">
            <text:p>-0,5</text:p>
          </table:table-cell>
          <table:table-cell table:style-name="ce5" table:formula="of:=SIN([.A140]*3*PI()/180)" office:value-type="float" office:value="-1" calcext:value-type="float">
            <text:p>-1</text:p>
          </table:table-cell>
          <table:table-cell table:style-name="ce5" table:formula="of:=3*SIN([.A140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formula="of:=SIN([.A141]*PI()/180)" office:value-type="float" office:value="-0.4226182617407" calcext:value-type="float">
            <text:p>-0,4226182617407</text:p>
          </table:table-cell>
          <table:table-cell table:style-name="ce5" table:formula="of:=SIN([.A141]*3*PI()/180)" office:value-type="float" office:value="-0.965925826289069" calcext:value-type="float">
            <text:p>-0,965925826289069</text:p>
          </table:table-cell>
          <table:table-cell table:style-name="ce5" table:formula="of:=3*SIN([.A141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formula="of:=SIN([.A142]*PI()/180)" office:value-type="float" office:value="-0.342020143325669" calcext:value-type="float">
            <text:p>-0,342020143325669</text:p>
          </table:table-cell>
          <table:table-cell table:style-name="ce5" table:formula="of:=SIN([.A142]*3*PI()/180)" office:value-type="float" office:value="-0.866025403784438" calcext:value-type="float">
            <text:p>-0,866025403784438</text:p>
          </table:table-cell>
          <table:table-cell table:style-name="ce5" table:formula="of:=3*SIN([.A142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formula="of:=SIN([.A143]*PI()/180)" office:value-type="float" office:value="-0.258819045102521" calcext:value-type="float">
            <text:p>-0,258819045102521</text:p>
          </table:table-cell>
          <table:table-cell table:style-name="ce5" table:formula="of:=SIN([.A143]*3*PI()/180)" office:value-type="float" office:value="-0.707106781186549" calcext:value-type="float">
            <text:p>-0,707106781186549</text:p>
          </table:table-cell>
          <table:table-cell table:style-name="ce5" table:formula="of:=3*SIN([.A143]*PI()/180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formula="of:=SIN([.A144]*PI()/180)" office:value-type="float" office:value="-0.173648177666931" calcext:value-type="float">
            <text:p>-0,173648177666931</text:p>
          </table:table-cell>
          <table:table-cell table:style-name="ce5" table:formula="of:=SIN([.A144]*3*PI()/180)" office:value-type="float" office:value="-0.5" calcext:value-type="float">
            <text:p>-0,5</text:p>
          </table:table-cell>
          <table:table-cell table:style-name="ce5" table:formula="of:=3*SIN([.A144]*PI()/180)" office:value-type="float" office:value="-0.520944533000794" calcext:value-type="float">
            <text:p>-0,520944533000794</text:p>
          </table:table-cell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formula="of:=SIN([.A145]*PI()/180)" office:value-type="float" office:value="-0.0871557427476583" calcext:value-type="float">
            <text:p>-0,087155742747658</text:p>
          </table:table-cell>
          <table:table-cell table:style-name="ce5" table:formula="of:=SIN([.A145]*3*PI()/180)" office:value-type="float" office:value="-0.258819045102523" calcext:value-type="float">
            <text:p>-0,258819045102523</text:p>
          </table:table-cell>
          <table:table-cell table:style-name="ce5" table:formula="of:=3*SIN([.A145]*PI()/180)" office:value-type="float" office:value="-0.261467228242975" calcext:value-type="float">
            <text:p>-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formula="of:=SIN([.A146]*PI()/180)" office:value-type="float" office:value="-2.44929359829471E-016" calcext:value-type="float">
            <text:p>-2,44929359829471E-16</text:p>
          </table:table-cell>
          <table:table-cell table:style-name="ce5" table:formula="of:=SIN([.A146]*3*PI()/180)" office:value-type="float" office:value="-7.34788079488412E-016" calcext:value-type="float">
            <text:p>-7,34788079488412E-16</text:p>
          </table:table-cell>
          <table:table-cell table:style-name="ce5" table:formula="of:=3*SIN([.A146]*PI()/180)" office:value-type="float" office:value="-7.34788079488412E-016" calcext:value-type="float">
            <text:p>-7,34788079488412E-16</text:p>
          </table:table-cell>
          <table:table-cell table:number-columns-repeated="1020"/>
        </table:table-row>
        <table:table-row table:style-name="ro1" table:number-rows-repeated="36">
          <table:table-cell table:number-columns-repeated="3"/>
          <table:table-cell table:style-name="ce5"/>
          <table:table-cell table:number-columns-repeated="1020"/>
        </table:table-row>
        <table:table-row table:style-name="ro1" table:number-rows-repeated="36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office:forms form:automatic-focus="false" form:apply-design-mode="false"/>
        <table:shapes>
          <draw:frame draw:z-index="0" draw:style-name="gr1" draw:text-style-name="P1" svg:width="159.99mm" svg:height="89.96mm" svg:x="70.59mm" svg:y="38.1mm">
            <loext:p/>
            <draw:object draw:notify-on-update-of-ranges="'5. Pomiary'.A1:'5. Pomiary'.A1 '5. Pomiary'.A2:'5. Pomiary'.A32 '5. Pomiary'.B1:'5. Pomiary'.B1 '5. Pomiary'.B2:'5. Pomiary'.B3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office:forms form:automatic-focus="false" form:apply-design-mode="false"/>
        <table:shapes>
          <draw:frame draw:z-index="0" draw:style-name="gr1" draw:text-style-name="P1" svg:width="161.56mm" svg:height="76.99mm" svg:x="69.98mm" svg:y="19.32mm">
            <loext:p/>
            <draw:object draw:notify-on-update-of-ranges="'6. Nazwiska'.A1:'6. Nazwiska'.A1 '6. Nazwiska'.A2:'6. Nazwiska'.A9 '6. Nazwiska'.B1:'6. Nazwiska'.B1 '6. Nazwiska'.B2:'6. Nazwiska'.B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office:forms form:automatic-focus="false" form:apply-design-mode="false"/>
        <table:shapes>
          <draw:frame draw:z-index="0" draw:style-name="gr1" draw:text-style-name="P1" svg:width="159.95mm" svg:height="89.96mm" svg:x="78.04mm" svg:y="36.78mm">
            <loext:p/>
            <draw:object draw:notify-on-update-of-ranges="'7. Klasyfikacja'.A1:'7. Klasyfikacja'.A1 '7. Klasyfikacja'.A2:'7. Klasyfikacja'.A11 '7. Klasyfikacja'.B1:'7. Klasyfikacja'.B1 '7. Klasyfikacja'.B2:'7. Klasyfikacja'.B11 '7. Klasyfikacja'.C1:'7. Klasyfikacja'.C1 '7. Klasyfikacja'.C2:'7. Klasyfikacja'.C1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2.08" calcext:value-type="float">
            <text:p>2,08</text:p>
          </table:table-cell>
          <table:table-cell table:style-name="ce8" table:formula="of:=RAND()*0.5+0.5" office:value-type="percentage" office:value="0.581540675138658" calcext:value-type="percentage">
            <text:p>5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4" calcext:value-type="float">
            <text:p>4</text:p>
          </table:table-cell>
          <table:table-cell table:style-name="ce8" table:formula="of:=RAND()*0.5+0.5" office:value-type="percentage" office:value="0.886244751697971" calcext:value-type="percentage">
            <text:p>8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3.76" calcext:value-type="float">
            <text:p>3,76</text:p>
          </table:table-cell>
          <table:table-cell table:style-name="ce8" table:formula="of:=RAND()*0.5+0.5" office:value-type="percentage" office:value="0.712396910808035" calcext:value-type="percentage">
            <text:p>7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4.61" calcext:value-type="float">
            <text:p>4,61</text:p>
          </table:table-cell>
          <table:table-cell table:style-name="ce8" table:formula="of:=RAND()*0.5+0.5" office:value-type="percentage" office:value="0.869378018129856" calcext:value-type="percentage">
            <text:p>8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5.84" calcext:value-type="float">
            <text:p>5,84</text:p>
          </table:table-cell>
          <table:table-cell table:style-name="ce8" table:formula="of:=RAND()*0.5+0.5" office:value-type="percentage" office:value="0.765557985103865" calcext:value-type="percentage">
            <text:p>7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4.77" calcext:value-type="float">
            <text:p>4,77</text:p>
          </table:table-cell>
          <table:table-cell table:style-name="ce8" table:formula="of:=RAND()*0.5+0.5" office:value-type="percentage" office:value="0.836129343500843" calcext:value-type="percentage">
            <text:p>8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4.37" calcext:value-type="float">
            <text:p>4,37</text:p>
          </table:table-cell>
          <table:table-cell table:style-name="ce8" table:formula="of:=RAND()*0.5+0.5" office:value-type="percentage" office:value="0.797772963202363" calcext:value-type="percentage">
            <text:p>8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4.34" calcext:value-type="float">
            <text:p>4,34</text:p>
          </table:table-cell>
          <table:table-cell table:style-name="ce8" table:formula="of:=RAND()*0.5+0.5" office:value-type="percentage" office:value="0.79511158099497" calcext:value-type="percentage">
            <text:p>8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4.17" calcext:value-type="float">
            <text:p>4,17</text:p>
          </table:table-cell>
          <table:table-cell table:style-name="ce8" table:formula="of:=RAND()*0.5+0.5" office:value-type="percentage" office:value="0.981490142514402" calcext:value-type="percentage">
            <text:p>98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2.92" calcext:value-type="float">
            <text:p>2,92</text:p>
          </table:table-cell>
          <table:table-cell table:style-name="ce8" table:formula="of:=RAND()*0.5+0.5" office:value-type="percentage" office:value="0.910204234041538" calcext:value-type="percentage">
            <text:p>91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6">00.00.0000</text:date>, <text:time style:data-style-name="N2" text:time-value="15:30:22.524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6T17:08:10.620000000</dc:date>
    <meta:generator>LibreOffice/5.4.2.2$Windows_x86 LibreOffice_project/22b09f6418e8c2d508a9eaf86b2399209b0990f4</meta:generator>
    <meta:editing-duration>PT2H14M7S</meta:editing-duration>
    <meta:editing-cycles>23</meta:editing-cycles>
    <meta:document-statistic meta:table-count="7" meta:cell-count="955" meta:object-count="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adc5e7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84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4">
      <style:chart-properties chart:display-label="true" chart:logarithmic="false" chart:maximum="50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004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09cm" svg:y="0.316cm" chart:style-name="ch2">
          <text:p>Dane giełdowe </text:p>
        </chart:title>
        <chart:subtitle svg:x="6.911cm" svg:y="1.275cm" chart:style-name="ch3">
          <text:p>za rok 2012</text:p>
        </chart:subtitle>
        <chart:legend chart:legend-position="end" svg:x="12.83cm" svg:y="4.201cm" style:legend-expansion="high" chart:style-name="ch4"/>
        <chart:plot-area chart:style-name="ch5" table:cell-range-address="'1. Giełda'.A1:'1. Giełda'.B22" chart:data-source-has-labels="both" svg:x="1.331cm" svg:y="2.138cm" svg:width="11.179cm" svg:height="5.701cm">
          <chartooo:coordinate-region svg:x="3.09cm" svg:y="2.337cm" svg:width="9.382cm" svg:height="3.559cm"/>
          <chart:axis chart:dimension="x" chart:name="primary-x" chart:style-name="ch6" chartooo:axis-type="auto">
            <chartooo:date-scale/>
            <chart:title svg:x="6.519cm" svg:y="8.019cm" chart:style-name="ch7">
              <text:p>Data</text:p>
            </chart:title>
            <chart:categories table:cell-range-address="'1. Giełda'.A2:'1. Giełda'.A22"/>
            <chart:grid chart:style-name="ch8" chart:class="major"/>
          </chart:axis>
          <chart:axis chart:dimension="y" chart:name="primary-y" chart:style-name="ch9">
            <chart:title svg:x="0.451cm" svg:y="5.627cm" chart:style-name="ch10">
              <text:p>Wartość</text:p>
            </chart:title>
            <chart:grid chart:style-name="ch8" chart:class="major"/>
          </chart:axis>
          <chart:series chart:style-name="ch11" chart:values-cell-range-address="'1. Giełda'.B2:'1. Giełda'.B22" chart:label-cell-address="'1. Giełda'.B1:'1. Giełda'.B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true" chart:data-label-symbol="false"/>
    </style:style>
    <style:style style:name="ch5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>
      <style:chart-properties loext:label-stroke-color="#3465a4" chart:link-data-style-to-source="true" chart:data-label-number="value-and-percentage" chart:data-label-text="true" chart:data-label-symbol="false" chart:label-position="outside">
        <chart:label-separator>
          <text:p><text:line-break/></text:p>
        </chart:label-separator>
      </style:chart-properties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999cm" svg:height="14.051cm" xlink:href=".." xlink:type="simple" chart:class="chart:circle" chart:style-name="ch1">
        <chart:title svg:x="9.706cm" svg:y="0.417cm" chart:style-name="ch2">
          <text:p>Wybory samorządowe</text:p>
        </chart:title>
        <chart:legend svg:x="19.34cm" svg:y="3.887cm" style:legend-expansion="custom" chartooo:width="4.038cm" chartooo:height="2.092cm" style:legend-expansion-aspect-ratio="1.9302103250478" chart:style-name="ch3"/>
        <chart:plot-area chart:style-name="ch4" table:cell-range-address="'2. Wybory'.A1:'2. Wybory'.B5" chart:data-source-has-labels="both" svg:x="3.21cm" svg:y="1.845cm" svg:width="16.398cm" svg:height="11.475cm">
          <chartooo:coordinate-region svg:x="5.808cm" svg:y="2.844cm" svg:width="10.476cm" svg:height="10.476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label-cell-address="'2. Wybory'.B1:'2. Wybory'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4.201cm" style:legend-expansion="high" chart:style-name="ch2"/>
        <chart:plot-area chart:style-name="ch3" table:cell-range-address="'3. Matematyczne I'.A2:'3. Matematyczne I'.B102 '3. Matematyczne I'.B1:'3. Matematyczne I'.B1" chart:data-source-has-labels="row" svg:x="0.32cm" svg:y="0.18cm" svg:width="13.831cm" svg:height="8.64cm">
          <chartooo:coordinate-region svg:x="0.466cm" svg:y="0.379cm" svg:width="13.59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. Matematyczne I'.B2:'3. Matematyczne I'.B102" chart:label-cell-address="'3. Matematyczne I'.B1:'3. Matematyczne I'.B1" chart:class="chart:scatter">
            <chart:domain table:cell-range-address="'3. Matematyczne I'.A2:'3. Matematyczne I'.A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</text:p>
                <draw:g>
                  <svg:desc>'3. Matematyczne I'.B1:'3. Matematyczne I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3. Matematyczne I'.A2:'3. Matematyczne I'.A102</svg:desc>
                </draw:g>
              </table:table-cell>
              <table:table-cell office:value-type="float" office:value="0.0416666666666667">
                <text:p>0.0416666666666667</text:p>
                <draw:g>
                  <svg:desc>'3. Matematyczne I'.B2:'3. Matematyczne I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00000000000001">
                <text:p>-1.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99999999999">
                <text:p>0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0000">
      <style:chart-properties chart:display-label="true" chart:logarithmic="false" chart:minimum="-360" chart:maximum="360" chart:interval-major="9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2cm" svg:height="8.997cm" xlink:href=".." xlink:type="simple" chart:class="chart:scatter" chart:style-name="ch1">
        <chart:legend chart:legend-position="end" svg:x="13.028cm" svg:y="3.701cm" style:legend-expansion="high" chart:style-name="ch2"/>
        <chart:plot-area chart:style-name="ch3" table:cell-range-address="'4. Matematyczne II'.A1:'4. Matematyczne II'.D146" chart:data-source-has-labels="row" svg:x="0.243cm" svg:y="0.152cm" svg:width="12.387cm" svg:height="8.638cm">
          <chartooo:coordinate-region svg:x="0.574cm" svg:y="0.351cm" svg:width="11.776cm" svg:height="8.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4. Matematyczne II'.B2:'4. Matematyczne II'.B146" chart:label-cell-address="'4. Matematyczne II'.B1:'4. Matematyczne II'.B1" chart:class="chart:scatter">
            <chart:domain table:cell-range-address="'4. Matematyczne II'.A2:'4. Matematyczne II'.A146"/>
            <chart:data-point chart:repeated="145"/>
          </chart:series>
          <chart:series chart:style-name="ch8" chart:values-cell-range-address="'4. Matematyczne II'.C2:'4. Matematyczne II'.C146" chart:label-cell-address="'4. Matematyczne II'.C1:'4. Matematyczne II'.C1" chart:class="chart:scatter">
            <chart:data-point chart:repeated="145"/>
          </chart:series>
          <chart:series chart:style-name="ch9" chart:values-cell-range-address="'4. Matematyczne II'.D2:'4. Matematyczne II'.D146" chart:label-cell-address="'4. Matematyczne II'.D1:'4. Matematyczne II'.D1" chart:class="chart:scatter">
            <chart:data-point chart:repeated="1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 = sin(x)</text:p>
                <draw:g>
                  <svg:desc>'4. Matematyczne II'.B1:'4. Matematyczne II'.B1</svg:desc>
                </draw:g>
              </table:table-cell>
              <table:table-cell office:value-type="string">
                <text:p>y = sin(3x)</text:p>
                <draw:g>
                  <svg:desc>'4. Matematyczne II'.C1:'4. Matematyczne II'.C1</svg:desc>
                </draw:g>
              </table:table-cell>
              <table:table-cell office:value-type="string">
                <text:p>y = 3sin(x)</text:p>
                <draw:g>
                  <svg:desc>'4. Matematyczne II'.D1:'4. Matematyczne II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60">
                <text:p>-360</text:p>
                <draw:g>
                  <svg:desc>'4. Matematyczne II'.A2:'4. Matematyczne II'.A146</svg:desc>
                </draw:g>
              </table:table-cell>
              <table:table-cell office:value-type="float" office:value="2.44929359829471E-016">
                <text:p>2.44929359829471E-016</text:p>
                <draw:g>
                  <svg:desc>'4. Matematyczne II'.B2:'4. Matematyczne II'.B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C2:'4. Matematyczne II'.C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D2:'4. Matematyczne II'.D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55">
                <text:p>-355</text:p>
              </table:table-cell>
              <table:table-cell office:value-type="float" office:value="0.0871557427476583">
                <text:p>0.0871557427476583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0">
                <text:p>-350</text:p>
              </table:table-cell>
              <table:table-cell office:value-type="float" office:value="0.173648177666931">
                <text:p>0.173648177666931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4">
                <text:p>0.520944533000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45">
                <text:p>-34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9">
                <text:p>0.707106781186549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40">
                <text:p>-34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35">
                <text:p>-335</text:p>
              </table:table-cell>
              <table:table-cell office:value-type="float" office:value="0.4226182617407">
                <text:p>0.4226182617407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30">
                <text:p>-3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25">
                <text:p>-325</text:p>
              </table:table-cell>
              <table:table-cell office:value-type="float" office:value="0.573576436351047">
                <text:p>0.573576436351047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20">
                <text:p>-320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5">
                <text:p>-31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5">
                <text:p>0.707106781186545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10">
                <text:p>-31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05">
                <text:p>-30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00">
                <text:p>-30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6.12323399573677E-016">
                <text:p>-6.12323399573677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95">
                <text:p>-29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90">
                <text:p>-290</text:p>
              </table:table-cell>
              <table:table-cell office:value-type="float" office:value="0.939692620785909">
                <text:p>0.939692620785909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85">
                <text:p>-28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">
                <text:p>2.8977774788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0">
                <text:p>-2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75">
                <text:p>-27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70">
                <text:p>-27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65">
                <text:p>-26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60">
                <text:p>-26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5">
                <text:p>-25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50">
                <text:p>-25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45">
                <text:p>-24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0">
                <text:p>-240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4.89858719658941E-016">
                <text:p>4.8985871965894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35">
                <text:p>-23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30">
                <text:p>-2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25">
                <text:p>-22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20">
                <text:p>-22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15">
                <text:p>-21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10">
                <text:p>-21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05">
                <text:p>-20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00">
                <text:p>-20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95">
                <text:p>-19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1">
                <text:p>0.776457135307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90">
                <text:p>-19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85">
                <text:p>-185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0.258819045102522">
                <text:p>0.258819045102522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0">
                <text:p>-180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3.67394039744206E-016">
                <text:p>-3.67394039744206E-016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5">
                <text:p>-175</text:p>
              </table:table-cell>
              <table:table-cell office:value-type="float" office:value="-0.0871557427476586">
                <text:p>-0.0871557427476586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6">
                <text:p>-0.261467228242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0">
                <text:p>-17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5">
                <text:p>-1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3">
                <text:p>-0.776457135307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0">
                <text:p>-16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5">
                <text:p>-15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0">
                <text:p>-15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5">
                <text:p>-14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40">
                <text:p>-1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0">
                <text:p>-1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5">
                <text:p>-12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0">
                <text:p>-12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5">
                <text:p>-11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0">
                <text:p>-11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5">
                <text:p>-10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0">
                <text:p>-10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5">
                <text:p>-9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0">
                <text:p>-9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5">
                <text:p>-8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0">
                <text:p>-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5">
                <text:p>-7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0">
                <text:p>-7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5">
                <text:p>-6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0">
                <text:p>-6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5">
                <text:p>-5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0">
                <text:p>-5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5">
                <text:p>-4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0">
                <text:p>-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0">
                <text:p>-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5">
                <text:p>-2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0">
                <text:p>-2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5">
                <text:p>-1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">
                <text:p>-1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">
                <text:p>-5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">
                <text:p>4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">
                <text:p>10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">
                <text:p>11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0">
                <text:p>12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0">
                <text:p>1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5">
                <text:p>13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">
                <text:p>1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5">
                <text:p>14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">
                <text:p>15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0">
                <text:p>16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">
                <text:p>1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3">
                <text:p>0.776457135307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0">
                <text:p>17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5">
                <text:p>175</text:p>
              </table:table-cell>
              <table:table-cell office:value-type="float" office:value="0.0871557427476586">
                <text:p>0.0871557427476586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6">
                <text:p>0.2614672282429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0">
                <text:p>180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5">
                <text:p>185</text:p>
              </table:table-cell>
              <table:table-cell office:value-type="float" office:value="-0.0871557427476579">
                <text:p>-0.0871557427476579</text:p>
              </table:table-cell>
              <table:table-cell office:value-type="float" office:value="-0.258819045102522">
                <text:p>-0.258819045102522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0">
                <text:p>19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1">
                <text:p>-0.7764571353075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">
                <text:p>20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5">
                <text:p>20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0">
                <text:p>21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5">
                <text:p>21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0">
                <text:p>22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5">
                <text:p>22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0">
                <text:p>2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5">
                <text:p>23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5">
                <text:p>24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0">
                <text:p>25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0">
                <text:p>26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5">
                <text:p>26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5">
                <text:p>27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0">
                <text:p>2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5">
                <text:p>28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">
                <text:p>-2.89777747886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0">
                <text:p>290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5">
                <text:p>29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0">
                <text:p>30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5">
                <text:p>30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0">
                <text:p>31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5">
                <text:p>31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5">
                <text:p>-0.707106781186545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0">
                <text:p>320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5">
                <text:p>325</text:p>
              </table:table-cell>
              <table:table-cell office:value-type="float" office:value="-0.573576436351047">
                <text:p>-0.573576436351047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0">
                <text:p>3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5">
                <text:p>335</text:p>
              </table:table-cell>
              <table:table-cell office:value-type="float" office:value="-0.4226182617407">
                <text:p>-0.4226182617407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0">
                <text:p>34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5">
                <text:p>34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9">
                <text:p>-0.707106781186549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0">
                <text:p>350</text:p>
              </table:table-cell>
              <table:table-cell office:value-type="float" office:value="-0.173648177666931">
                <text:p>-0.173648177666931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4">
                <text:p>-0.5209445330007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5">
                <text:p>355</text:p>
              </table:table-cell>
              <table:table-cell office:value-type="float" office:value="-0.0871557427476583">
                <text:p>-0.0871557427476583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-7.34788079488412E-016">
                <text:p>-7.34788079488412E-0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>
        <chart:symbol-image/>
      </style:chart-properties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8.997cm" xlink:href=".." xlink:type="simple" chart:class="chart:scatter" chart:style-name="ch1">
        <chart:legend chart:legend-position="end" svg:x="15.06cm" svg:y="4.199cm" style:legend-expansion="high" chart:style-name="ch2"/>
        <chart:plot-area chart:style-name="ch3" table:cell-range-address="'5. Pomiary'.A1:'5. Pomiary'.B32" chart:data-source-has-labels="row" svg:x="0.242cm" svg:y="0.231cm" svg:width="14.419cm" svg:height="8.637cm">
          <chartooo:coordinate-region svg:x="0.784cm" svg:y="0.43cm" svg:width="13.637cm" svg:height="8.2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. Pomiary'.B2:'5. Pomiary'.B32" chart:label-cell-address="'5. Pomiary'.B1:'5. Pomiary'.B1" chart:class="chart:scatter">
            <chart:domain table:cell-range-address="'5. Pomiary'.A2:'5. Pomiary'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b</text:p>
                <draw:g>
                  <svg:desc>'5. Pomiary'.B1:'5. Pomia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. Pomiary'.A2:'5. Pomiary'.A32</svg:desc>
                </draw:g>
              </table:table-cell>
              <table:table-cell office:value-type="float" office:value="1.92407596103626">
                <text:p>1.92407596103626</text:p>
                <draw:g>
                  <svg:desc>'5. Pomiary'.B2:'5. Pomiary'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95221925969246">
                <text:p>1.95221925969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28347800786909">
                <text:p>2.28347800786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.63040483190159">
                <text:p>2.63040483190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44787609620402">
                <text:p>3.4478760962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70257666832636">
                <text:p>3.70257666832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07335103227285">
                <text:p>4.07335103227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7564588807235">
                <text:p>3.7564588807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30576835584167">
                <text:p>4.3057683558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.50570908290721">
                <text:p>3.50570908290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.74797128376499">
                <text:p>3.74797128376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.20006720943046">
                <text:p>4.20006720943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.21969823470302">
                <text:p>4.21969823470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.99089437986102">
                <text:p>3.99089437986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.8694447276792">
                <text:p>3.8694447276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.90854538332002">
                <text:p>3.90854538332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.14649051606558">
                <text:p>3.14649051606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97821189446152">
                <text:p>2.97821189446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95795439531715">
                <text:p>2.95795439531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29156095248961">
                <text:p>2.29156095248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71967745788394">
                <text:p>1.71967745788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34314123168743">
                <text:p>1.34314123168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723510780611676">
                <text:p>0.723510780611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848259112569072">
                <text:p>0.848259112569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0524148924599068">
                <text:p>-0.0524148924599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709962428520101">
                <text:p>-0.709962428520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944883169419674">
                <text:p>-0.944883169419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1.96973486215718">
                <text:p>-1.96973486215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2.27204639230627">
                <text:p>-2.27204639230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3.53501884565387">
                <text:p>-3.53501884565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4.03215207991004">
                <text:p>-4.032152079910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 style:rotation-angle="54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true" chart:maximum="100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ed1c24"/>
    </style:style>
    <style:style style:name="ch9" style:family="chart">
      <style:chart-properties chart:solid-type="cuboid"/>
      <style:graphic-properties draw:fill-color="#4e9a06"/>
    </style:style>
    <style:style style:name="ch10" style:family="chart">
      <style:chart-properties chart:solid-type="cuboid"/>
      <style:graphic-properties draw:fill-color="#fff200"/>
    </style:style>
    <style:style style:name="ch11" style:family="chart">
      <style:chart-properties chart:solid-type="cuboid"/>
      <style:graphic-properties draw:fill-color="#5c2d91"/>
    </style:style>
    <style:style style:name="ch12" style:family="chart">
      <style:chart-properties chart:solid-type="cuboid"/>
      <style:graphic-properties draw:fill-color="#d99116"/>
    </style:style>
    <style:style style:name="ch13" style:family="chart">
      <style:chart-properties chart:solid-type="cuboid"/>
      <style:graphic-properties draw:fill-color="#59c5c7"/>
    </style:style>
    <style:style style:name="ch14" style:family="chart">
      <style:chart-properties chart:solid-type="cuboid"/>
      <style:graphic-properties draw:fill-color="#00381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157cm" svg:height="7.7cm" xlink:href=".." xlink:type="simple" chart:class="chart:bar" chart:style-name="ch1">
        <chart:title svg:x="7.055cm" svg:y="0.29cm" chart:style-name="ch2">
          <text:p>Częstość</text:p>
        </chart:title>
        <chart:plot-area chart:style-name="ch3" table:cell-range-address="'6. Nazwiska'.A1:'6. Nazwiska'.B9" chart:data-source-has-labels="both" svg:x="0.323cm" svg:y="1.223cm" svg:width="15.511cm" svg:height="6.323cm">
          <chartooo:coordinate-region svg:x="1.87cm" svg:y="1.223cm" svg:width="13.964cm" svg:height="3.907cm"/>
          <chart:axis chart:dimension="x" chart:name="primary-x" chart:style-name="ch4" chartooo:axis-type="auto">
            <chartooo:date-scale/>
            <chart:categories table:cell-range-address="'6. Nazwiska'.A2:'6. Nazwiska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6. Nazwiska'.B2:'6. Nazwiska'.B9" chart:label-cell-address="'6. Nazwiska'.B1:'6. Nazwiska'.B1" chart:class="chart:bar">
            <chart:data-point chart:style-name="ch8"/>
            <chart:data-point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ęstość</text:p>
                <draw:g>
                  <svg:desc>'6. Nazwiska'.B1:'6. Nazwiska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ik</text:p>
                <draw:g>
                  <svg:desc>'6. Nazwiska'.A2:'6. Nazwiska'.A9</svg:desc>
                </draw:g>
              </table:table-cell>
              <table:table-cell office:value-type="float" office:value="24773">
                <text:p>24773</text:p>
                <draw:g>
                  <svg:desc>'6. Nazwiska'.B2:'6. Nazwiska'.B9</svg:desc>
                </draw:g>
              </table:table-cell>
            </table:table-row>
            <table:table-row>
              <table:table-cell office:value-type="string">
                <text:p>Musiał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Wawrzyniak</text:p>
              </table:table-cell>
              <table:table-cell office:value-type="float" office:value="21569">
                <text:p>21569</text:p>
              </table:table-cell>
            </table:table-row>
            <table:table-row>
              <table:table-cell office:value-type="string">
                <text:p>Nowak</text:p>
              </table:table-cell>
              <table:table-cell office:value-type="float" office:value="205536">
                <text:p>205536</text:p>
              </table:table-cell>
            </table:table-row>
            <table:table-row>
              <table:table-cell office:value-type="string">
                <text:p>Wiśniewski</text:p>
              </table:table-cell>
              <table:table-cell office:value-type="float" office:value="52422">
                <text:p>52422</text:p>
              </table:table-cell>
            </table:table-row>
            <table:table-row>
              <table:table-cell office:value-type="string">
                <text:p>Era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ra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ołodziejczyk</text:p>
              </table:table-cell>
              <table:table-cell office:value-type="float" office:value="23115">
                <text:p>231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8.997cm" xlink:href=".." xlink:type="simple" chart:class="chart:bar" chart:style-name="ch1">
        <chart:legend svg:x="10.686cm" svg:y="0.388cm" style:legend-expansion="custom" chartooo:width="3.144cm" chartooo:height="1.095cm" style:legend-expansion-aspect-ratio="2.87123287671233" chart:style-name="ch2"/>
        <chart:plot-area chart:style-name="ch3" table:cell-range-address="'7. Klasyfikacja'.A1:'7. Klasyfikacja'.C11" chart:data-source-has-labels="both" svg:x="0.319cm" svg:y="0.179cm" svg:width="15.358cm" svg:height="8.639cm">
          <chartooo:coordinate-region svg:x="0.755cm" svg:y="0.379cm" svg:width="13.797cm" svg:height="7.792cm"/>
          <chart:axis chart:dimension="x" chart:name="primary-x" chart:style-name="ch4" chartooo:axis-type="auto">
            <chartooo:date-scale/>
            <chart:categories table:cell-range-address="'7. Klasyfikacja'.A2:'7. Klasyfikacja'.A1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7. Klasyfikacja'.B2:'7. Klasyfikacja'.B11" chart:label-cell-address="'7. Klasyfikacja'.B1:'7. Klasyfikacja'.B1" chart:class="chart:bar">
            <chart:data-point chart:repeated="10"/>
          </chart:series>
          <chart:series chart:attached-axis="secondary-y" chart:style-name="ch9" chart:values-cell-range-address="'7. Klasyfikacja'.C2:'7. Klasyfikacja'.C11" chart:label-cell-address="'7. Klasyfikacja'.C1:'7. Klasyfikacja'.C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ocen</text:p>
                <draw:g>
                  <svg:desc>'7. Klasyfikacja'.B1:'7. Klasyfikacja'.B1</svg:desc>
                </draw:g>
              </table:table-cell>
              <table:table-cell office:value-type="string">
                <text:p>Frekwencja</text:p>
                <draw:g>
                  <svg:desc>'7. Klasyfikacja'.C1:'7. Klasyfikacja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A</text:p>
                <draw:g>
                  <svg:desc>'7. Klasyfikacja'.A2:'7. Klasyfikacja'.A11</svg:desc>
                </draw:g>
              </table:table-cell>
              <table:table-cell office:value-type="float" office:value="2.08">
                <text:p>2.08</text:p>
                <draw:g>
                  <svg:desc>'7. Klasyfikacja'.B2:'7. Klasyfikacja'.B11</svg:desc>
                </draw:g>
              </table:table-cell>
              <table:table-cell office:value-type="float" office:value="0.581540675138658">
                <text:p>0.581540675138658</text:p>
                <draw:g>
                  <svg:desc>'7. Klasyfikacja'.C2:'7. Klasyfikacja'.C1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4">
                <text:p>4</text:p>
              </table:table-cell>
              <table:table-cell office:value-type="float" office:value="0.886244751697971">
                <text:p>0.886244751697971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3.76">
                <text:p>3.76</text:p>
              </table:table-cell>
              <table:table-cell office:value-type="float" office:value="0.712396910808035">
                <text:p>0.712396910808035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4.61">
                <text:p>4.61</text:p>
              </table:table-cell>
              <table:table-cell office:value-type="float" office:value="0.869378018129856">
                <text:p>0.869378018129856</text:p>
              </table:table-cell>
            </table:table-row>
            <table:table-row>
              <table:table-cell office:value-type="string">
                <text:p>1E</text:p>
              </table:table-cell>
              <table:table-cell office:value-type="float" office:value="5.84">
                <text:p>5.84</text:p>
              </table:table-cell>
              <table:table-cell office:value-type="float" office:value="0.765557985103865">
                <text:p>0.765557985103865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4.77">
                <text:p>4.77</text:p>
              </table:table-cell>
              <table:table-cell office:value-type="float" office:value="0.836129343500843">
                <text:p>0.836129343500843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4.37">
                <text:p>4.37</text:p>
              </table:table-cell>
              <table:table-cell office:value-type="float" office:value="0.797772963202363">
                <text:p>0.797772963202363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4.34">
                <text:p>4.34</text:p>
              </table:table-cell>
              <table:table-cell office:value-type="float" office:value="0.79511158099497">
                <text:p>0.79511158099497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4.17">
                <text:p>4.17</text:p>
              </table:table-cell>
              <table:table-cell office:value-type="float" office:value="0.981490142514402">
                <text:p>0.981490142514402</text:p>
              </table:table-cell>
            </table:table-row>
            <table:table-row>
              <table:table-cell office:value-type="string">
                <text:p>2E</text:p>
              </table:table-cell>
              <table:table-cell office:value-type="float" office:value="2.92">
                <text:p>2.92</text:p>
              </table:table-cell>
              <table:table-cell office:value-type="float" office:value="0.910204234041538">
                <text:p>0.91020423404153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Windows_x86 LibreOffice_project/22b09f6418e8c2d508a9eaf86b2399209b0990f4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